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2/Pictures/100003DA000001DF000001C97B3947888E49266F.svg" manifest:media-type="image/svg+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18mm"/>
    </style:style>
    <style:style style:name="co2" style:family="table-column">
      <style:table-column-properties fo:break-before="auto" style:column-width="34.8mm"/>
    </style:style>
    <style:style style:name="co3" style:family="table-column">
      <style:table-column-properties fo:break-before="auto" style:column-width="47.27mm"/>
    </style:style>
    <style:style style:name="co4" style:family="table-column">
      <style:table-column-properties fo:break-before="auto" style:column-width="32.39mm"/>
    </style:style>
    <style:style style:name="co5" style:family="table-column">
      <style:table-column-properties fo:break-before="auto" style:column-width="43.55mm"/>
    </style:style>
    <style:style style:name="co6" style:family="table-column">
      <style:table-column-properties fo:break-before="auto" style:column-width="54.95mm"/>
    </style:style>
    <style:style style:name="co7" style:family="table-column">
      <style:table-column-properties fo:break-before="auto" style:column-width="46.62mm"/>
    </style:style>
    <style:style style:name="co8" style:family="table-column">
      <style:table-column-properties fo:break-before="auto" style:column-width="65.23mm"/>
    </style:style>
    <style:style style:name="co9" style:family="table-column">
      <style:table-column-properties fo:break-before="auto" style:column-width="61.07mm"/>
    </style:style>
    <style:style style:name="co10" style:family="table-column">
      <style:table-column-properties fo:break-before="auto" style:column-width="56.04mm"/>
    </style:style>
    <style:style style:name="co11" style:family="table-column">
      <style:table-column-properties fo:break-before="auto" style:column-width="75.09mm"/>
    </style:style>
    <style:style style:name="co12" style:family="table-column">
      <style:table-column-properties fo:break-before="auto" style:column-width="81.86mm"/>
    </style:style>
    <style:style style:name="co13" style:family="table-column">
      <style:table-column-properties fo:break-before="auto" style:column-width="67.42mm"/>
    </style:style>
    <style:style style:name="co14" style:family="table-column">
      <style:table-column-properties fo:break-before="auto" style:column-width="60.85mm"/>
    </style:style>
    <style:style style:name="co15" style:family="table-column">
      <style:table-column-properties fo:break-before="auto" style:column-width="88.37mm"/>
    </style:style>
    <style:style style:name="co16" style:family="table-column">
      <style:table-column-properties fo:break-before="auto" style:column-width="81.76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2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5" style:family="table-cell" style:parent-style-name="Default" style:data-style-name="N40"/>
    <style:style style:name="ce6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Sheet1" table:style-name="ta1">
        <table:shapes>
          <draw:frame draw:z-index="0" draw:style-name="gr1" draw:text-style-name="P1" svg:width="316.55mm" svg:height="194.05mm" svg:x="1043.45mm" svg:y="1195.31mm">
            <loext:p draw:notify-on-update-of-ranges="Sheet1.I45:Sheet1.I45 Sheet1.I46:Sheet1.I337 Sheet1.K45:Sheet1.K45 Sheet1.K46:Sheet1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36mm" svg:height="164.22mm" svg:x="1041.21mm" svg:y="1359.69mm">
            <loext:p draw:notify-on-update-of-ranges="Sheet1.H68:Sheet1.H68 Sheet1.H288:Sheet1.H360 Sheet1.I68:Sheet1.I68 Sheet1.I288:Sheet1.I360 Sheet1.J68:Sheet1.J68 Sheet1.J288:Sheet1.J360 Sheet1.K68:Sheet1.K68 Sheet1.K288:Sheet1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8" table:number-columns-repeated="2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Address of Traffic Survey Rd 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Distance</text:p>
          </table:table-cell>
          <table:table-cell office:value-type="string" calcext:value-type="string">
            <text:p>25yds</text:p>
          </table:table-cell>
          <table:table-cell/>
          <table:table-cell table:style-name="Default"/>
          <table:table-cell office:value-type="string" calcext:value-type="string">
            <text:p>Vehicles Per Hour</text:p>
          </table:table-cell>
          <table:table-cell table:formula="of:=(COUNT([.$I$10:.$I$60])*6)" office:value-type="float" office:value="306" calcext:value-type="float">
            <text:p>306.00</text:p>
          </table:table-cell>
          <table:table-cell table:style-name="Default" office:value-type="string" calcext:value-type="string">
            <text:p>Traffic Flow VPH Max</text:p>
          </table:table-cell>
          <table:table-cell table:formula="of:=(MAX([.$L$10:.$L$60]))" office:value-type="float" office:value="1184.21052631579" calcext:value-type="float">
            <text:p>1184.21</text:p>
          </table:table-cell>
          <table:table-cell table:style-name="Default" office:value-type="string" calcext:value-type="string">
            <text:p>Traffic Flow VPH Avg</text:p>
          </table:table-cell>
          <table:table-cell table:formula="of:=(AVERAGE([.$L$10:.$L$60]))" office:value-type="float" office:value="305.516805663876" calcext:value-type="float">
            <text:p>305.52</text:p>
          </table:table-cell>
          <table:table-cell table:style-name="ce2" office:value-type="string" calcext:value-type="string">
            <text:p>AvgDistanceBetweenVehicles Yds</text:p>
          </table:table-cell>
          <table:table-cell table:style-name="ce2" table:formula="of:=(AVERAGE([.$O$10:.$O$60]))" office:value-type="float" office:value="88.8264539971401" calcext:value-type="float">
            <text:p>88.8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 calcext:value-type="string">
            <text:p>Video </text:p>
          </table:table-cell>
          <table:table-cell table:style-name="ce3" office:value-type="string" calcext:value-type="string">
            <text:p>2016-01-09-1-15.00-1.avi</text:p>
          </table:table-cell>
          <table:table-cell/>
          <table:table-cell table:style-name="Default"/>
          <table:table-cell office:value-type="string" calcext:value-type="string">
            <text:p>Average Speed MPH</text:p>
          </table:table-cell>
          <table:table-cell table:formula="of:=(AVERAGE([.$I$10:.$I$60]))" office:value-type="float" office:value="29.1689287762149" calcext:value-type="float">
            <text:p>29.17</text:p>
          </table:table-cell>
          <table:table-cell table:style-name="Default" office:value-type="string" calcext:value-type="string">
            <text:p>Traffic Flow VPH <text:s/>Min</text:p>
          </table:table-cell>
          <table:table-cell table:formula="of:=(MIN([.$L$10:.$L$60]))" office:value-type="float" office:value="143.08426073132" calcext:value-type="float">
            <text:p>143.08</text:p>
          </table:table-cell>
          <table:table-cell office:value-type="string" calcext:value-type="string">
            <text:p>AvgStoppingDistance</text:p>
          </table:table-cell>
          <table:table-cell table:formula="of:=(AVERAGE([.$Q$10:.$Q$60]))" office:value-type="float" office:value="24.6079695929411" calcext:value-type="float">
            <text:p>24.6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time" office:time-value="PT15H00M00S" calcext:value-type="time">
            <text:p>15:00:00</text:p>
          </table:table-cell>
          <table:table-cell table:style-name="ce4" office:value-type="date" office:date-value="2016-01-09" calcext:value-type="date">
            <text:p>09/01/16</text:p>
          </table:table-cell>
          <table:table-cell/>
          <table:table-cell table:style-name="Default"/>
          <table:table-cell office:value-type="string" calcext:value-type="string">
            <text:p>MaxSpeed MPH</text:p>
          </table:table-cell>
          <table:table-cell table:formula="of:=(MAX([.$I$10:.$I$60]))" office:value-type="float" office:value="51.1363636363636" calcext:value-type="float">
            <text:p>51.14</text:p>
          </table:table-cell>
          <table:table-cell office:value-type="string" calcext:value-type="string">
            <text:p>MaxDistanceBetweenVehicles</text:p>
          </table:table-cell>
          <table:table-cell table:formula="of:=(MAX([.$O$68:.$O$359]))" office:value-type="float" office:value="0" calcext:value-type="float">
            <text:p>0.00</text:p>
          </table:table-cell>
          <table:table-cell table:style-name="Default" office:value-type="string" calcext:value-type="string">
            <text:p>MaxStoppingDistance</text:p>
          </table:table-cell>
          <table:table-cell table:formula="of:=(MAX([.$Q$10:.$Q$60]))" office:value-type="float" office:value="60.6275826446281" calcext:value-type="float">
            <text:p>60.6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Frame</text:p>
          </table:table-cell>
          <table:table-cell office:value-type="string" calcext:value-type="string">
            <text:p>End frame</text:p>
          </table:table-cell>
          <table:table-cell office:value-type="string" calcext:value-type="string">
            <text:p>Sample : </text:p>
          </table:table-cell>
          <table:table-cell office:value-type="string" calcext:value-type="string">
            <text:p>10mins</text:p>
          </table:table-cell>
          <table:table-cell table:number-columns-repeated="2"/>
          <table:table-cell office:value-type="string" calcext:value-type="string">
            <text:p>MinSpeed MPH</text:p>
          </table:table-cell>
          <table:table-cell table:formula="of:=(MIN([.$I$10:.$I$13]))" office:value-type="float" office:value="12.7840909090909" calcext:value-type="float">
            <text:p>12.78</text:p>
          </table:table-cell>
          <table:table-cell office:value-type="string" calcext:value-type="string">
            <text:p>MinDistanceBetweenVehicles</text:p>
          </table:table-cell>
          <table:table-cell table:formula="of:=(MIN([.$L$68:.$L$359]))" office:value-type="float" office:value="0" calcext:value-type="float">
            <text:p>0.00</text:p>
          </table:table-cell>
          <table:table-cell table:style-name="Default" office:value-type="string" calcext:value-type="string">
            <text:p>MinStoppingDistance</text:p>
          </table:table-cell>
          <table:table-cell table:formula="of:=(MIN([.$Q$10:.$Q$60]))" office:value-type="float" office:value="5.44272178460744" calcext:value-type="float">
            <text:p>5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ames In Box</text:p>
          </table:table-cell>
          <table:table-cell office:value-type="string" calcext:value-type="string">
            <text:p>Accurate Time (secs)</text:p>
          </table:table-cell>
          <table:table-cell office:value-type="string" calcext:value-type="string">
            <text:p>0 = Left to Right</text:p>
          </table:table-cell>
          <table:table-cell office:value-type="string" calcext:value-type="string">
            <text:p>Err – 1 Frame</text:p>
          </table:table-cell>
          <table:table-cell office:value-type="string" calcext:value-type="string">
            <text:p>Vehicle Speed MPH over 25yds</text:p>
          </table:table-cell>
          <table:table-cell office:value-type="string" calcext:value-type="string">
            <text:p>Err + 1 Frame</text:p>
          </table:table-cell>
          <table:table-cell office:value-type="string" calcext:value-type="string">
            <text:p>Average Speed of All – MPH</text:p>
          </table:table-cell>
          <table:table-cell office:value-type="string" calcext:value-type="string">
            <text:p>Vehicles Per Hour (Each <text:s/>last 5 cars)</text:p>
          </table:table-cell>
          <table:table-cell office:value-type="string" calcext:value-type="string">
            <text:p>Vehicles Per Hour (10min Avg)</text:p>
          </table:table-cell>
          <table:table-cell office:value-type="string" calcext:value-type="string">
            <text:p>Distance between Vehicles Error – 1 frames</text:p>
          </table:table-cell>
          <table:table-cell office:value-type="string" calcext:value-type="string">
            <text:p>Distance between vehicles (yds) avg last 5 Vehicles</text:p>
          </table:table-cell>
          <table:table-cell table:style-name="ce2" office:value-type="string" calcext:value-type="string">
            <text:p>Distance between Vehicles Error + 1 frames</text:p>
          </table:table-cell>
          <table:table-cell office:value-type="string" calcext:value-type="string">
            <text:p>Safe Stop Distance For Speed -Yds</text:p>
          </table:table-cell>
          <table:table-cell office:value-type="string" calcext:value-type="string">
            <text:p>Safe Stop Distance For Speed – F</text:p>
          </table:table-cell>
          <table:table-cell office:value-type="string" calcext:value-type="string">
            <text:p>Distance between vehicles (yds) min last 5 Vehicles</text:p>
          </table:table-cell>
          <table:table-cell office:value-type="string" calcext:value-type="string">
            <text:p>Vehicles per Hour – with Twice / X times <text:s/>the Trafiic </text:p>
          </table:table-cell>
          <table:table-cell table:style-name="ce2" office:value-type="string" calcext:value-type="string">
            <text:p>Vehicles Per Hour (Each last 5 cars) – With School Traffic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([.D10] - [.C10])" office:value-type="float" office:value="7" calcext:value-type="float">
            <text:p>7</text:p>
          </table:table-cell>
          <table:table-cell table:formula="of:=([.E10]/5)" office:value-type="float" office:value="1.4" calcext:value-type="float">
            <text:p>1.40</text:p>
          </table:table-cell>
          <table:table-cell office:value-type="float" office:value="0" calcext:value-type="float">
            <text:p>0</text:p>
          </table:table-cell>
          <table:table-cell table:formula="of:=(25*3600/1760)/(([.E10]-1)/5)" office:value-type="float" office:value="42.6136363636364" calcext:value-type="float">
            <text:p>42.61</text:p>
          </table:table-cell>
          <table:table-cell table:formula="of:=(25*3600/1760)/[.F10]" office:value-type="float" office:value="36.525974025974" calcext:value-type="float">
            <text:p>36.53</text:p>
          </table:table-cell>
          <table:table-cell table:formula="of:=(25*3600/1760)/(([.E10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0]*[.I10])/20)+([.I10]))/3)" office:value-type="float" office:value="34.4111043177602" calcext:value-type="float">
            <text:p>34.41</text:p>
          </table:table-cell>
          <table:table-cell table:style-name="ce2" table:formula="of:=((([.I10]*[.I10])/20)+([.I10]))" office:value-type="float" office:value="103.23331295328" calcext:value-type="float">
            <text:p>103.23</text:p>
          </table:table-cell>
          <table:table-cell office:value-type="string" calcext:value-type="string">
            <text:p><text:s/>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259" calcext:value-type="float">
            <text:p>259</text:p>
          </table:table-cell>
          <table:table-cell table:formula="of:=([.D11] - [.C11])" office:value-type="float" office:value="20" calcext:value-type="float">
            <text:p>20</text:p>
          </table:table-cell>
          <table:table-cell table:formula="of:=([.E11]/5)" office:value-type="float" office:value="4" calcext:value-type="float">
            <text:p>4.00</text:p>
          </table:table-cell>
          <table:table-cell office:value-type="float" office:value="1" calcext:value-type="float">
            <text:p>1</text:p>
          </table:table-cell>
          <table:table-cell table:formula="of:=(25*3600/1760)/(([.E11]-1)/5)" office:value-type="float" office:value="13.4569377990431" calcext:value-type="float">
            <text:p>13.46</text:p>
          </table:table-cell>
          <table:table-cell table:formula="of:=(25*3600/1760)/[.F11]" office:value-type="float" office:value="12.7840909090909" calcext:value-type="float">
            <text:p>12.78</text:p>
          </table:table-cell>
          <table:table-cell table:formula="of:=(25*3600/1760)/(([.E11]+1)/5)" office:value-type="float" office:value="12.1753246753247" calcext:value-type="float">
            <text:p>12.18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1]*[.I11])/20)+([.I11]))/3)" office:value-type="float" office:value="6.98524664256198" calcext:value-type="float">
            <text:p>6.99</text:p>
          </table:table-cell>
          <table:table-cell table:style-name="ce2" table:formula="of:=((([.I11]*[.I11])/20)+([.I11]))" office:value-type="float" office:value="20.9557399276859" calcext:value-type="float">
            <text:p>20.96</text:p>
          </table:table-cell>
          <table:table-cell/>
          <table:table-cell table:style-name="ce2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table:formula="of:=([.D12] - [.C12])" office:value-type="float" office:value="8" calcext:value-type="float">
            <text:p>8</text:p>
          </table:table-cell>
          <table:table-cell table:formula="of:=([.E12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2]-1)/5)" office:value-type="float" office:value="36.525974025974" calcext:value-type="float">
            <text:p>36.53</text:p>
          </table:table-cell>
          <table:table-cell table:formula="of:=(25*3600/1760)/[.F12]" office:value-type="float" office:value="31.9602272727273" calcext:value-type="float">
            <text:p>31.96</text:p>
          </table:table-cell>
          <table:table-cell table:formula="of:=(25*3600/1760)/(([.E12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2]*[.I12])/20)+([.I12]))/3)" office:value-type="float" office:value="27.6776778796488" calcext:value-type="float">
            <text:p>27.68</text:p>
          </table:table-cell>
          <table:table-cell table:style-name="ce2" table:formula="of:=((([.I12]*[.I12])/20)+([.I12]))" office:value-type="float" office:value="83.0330336389463" calcext:value-type="float">
            <text:p>83.03</text:p>
          </table:table-cell>
          <table:table-cell/>
          <table:table-cell table:style-name="ce2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288" calcext:value-type="float">
            <text:p>288</text:p>
          </table:table-cell>
          <table:table-cell table:formula="of:=([.D13] - [.C13])" office:value-type="float" office:value="9" calcext:value-type="float">
            <text:p>9</text:p>
          </table:table-cell>
          <table:table-cell table:formula="of:=([.E1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13]-1)/5)" office:value-type="float" office:value="31.9602272727273" calcext:value-type="float">
            <text:p>31.96</text:p>
          </table:table-cell>
          <table:table-cell table:formula="of:=(25*3600/1760)/[.F13]" office:value-type="float" office:value="28.4090909090909" calcext:value-type="float">
            <text:p>28.41</text:p>
          </table:table-cell>
          <table:table-cell table:formula="of:=(25*3600/1760)/(([.E1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office:value-type="string" calcext:value-type="string">
            <text:p><text:s/>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3]*[.I13])/20)+([.I13]))/3)" office:value-type="float" office:value="22.9209710743802" calcext:value-type="float">
            <text:p>22.92</text:p>
          </table:table-cell>
          <table:table-cell table:style-name="ce2" table:formula="of:=((([.I13]*[.I13])/20)+([.I13]))" office:value-type="float" office:value="68.7629132231405" calcext:value-type="float">
            <text:p>68.76</text:p>
          </table:table-cell>
          <table:table-cell/>
          <table:table-cell table:style-name="ce2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327" calcext:value-type="float">
            <text:p>327</text:p>
          </table:table-cell>
          <table:table-cell table:formula="of:=([.D14] - [.C14])" office:value-type="float" office:value="8" calcext:value-type="float">
            <text:p>8</text:p>
          </table:table-cell>
          <table:table-cell table:formula="of:=([.E14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4]-1)/5)" office:value-type="float" office:value="36.525974025974" calcext:value-type="float">
            <text:p>36.53</text:p>
          </table:table-cell>
          <table:table-cell table:formula="of:=(25*3600/1760)/[.F14]" office:value-type="float" office:value="31.9602272727273" calcext:value-type="float">
            <text:p>31.96</text:p>
          </table:table-cell>
          <table:table-cell table:formula="of:=(25*3600/1760)/(([.E14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6" office:value-type="string" calcext:value-type="string">
            <text:p><text:s/>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2" office:value-type="string" calcext:value-type="string">
            <text:p><text:s/></text:p>
          </table:table-cell>
          <table:table-cell table:style-name="ce2" table:formula="of:=(((([.I14]*[.I14])/20)+([.I14]))/3)" office:value-type="float" office:value="27.6776778796488" calcext:value-type="float">
            <text:p>27.68</text:p>
          </table:table-cell>
          <table:table-cell table:style-name="ce2" table:formula="of:=((([.I14]*[.I14])/20)+([.I14]))" office:value-type="float" office:value="83.0330336389463" calcext:value-type="float">
            <text:p>83.03</text:p>
          </table:table-cell>
          <table:table-cell table:style-name="ce2" office:value-type="string" calcext:value-type="string">
            <text:p><text:s/>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569" calcext:value-type="float">
            <text:p>569</text:p>
          </table:table-cell>
          <table:table-cell table:formula="of:=([.D15] - [.C15])" office:value-type="float" office:value="24" calcext:value-type="float">
            <text:p>24</text:p>
          </table:table-cell>
          <table:table-cell table:formula="of:=([.E15]/5)" office:value-type="float" office:value="4.8" calcext:value-type="float">
            <text:p>4.80</text:p>
          </table:table-cell>
          <table:table-cell office:value-type="float" office:value="1" calcext:value-type="float">
            <text:p>1</text:p>
          </table:table-cell>
          <table:table-cell table:formula="of:=(25*3600/1760)/(([.E15]-1)/5)" office:value-type="float" office:value="11.1166007905138" calcext:value-type="float">
            <text:p>11.12</text:p>
          </table:table-cell>
          <table:table-cell table:formula="of:=(25*3600/1760)/[.F15]" office:value-type="float" office:value="10.6534090909091" calcext:value-type="float">
            <text:p>10.65</text:p>
          </table:table-cell>
          <table:table-cell table:formula="of:=(25*3600/1760)/(([.E15]+1)/5)" office:value-type="float" office:value="10.2272727272727" calcext:value-type="float">
            <text:p>10.2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15]-[.C9]))" office:value-type="float" office:value="165.137614678899" calcext:value-type="float">
            <text:p>165.1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5]*([.$C15]-[.$C10])*1760)/(24*60*60*2))" office:value-type="float" office:value="60.1222826086957" calcext:value-type="float">
            <text:p>60.12</text:p>
          </table:table-cell>
          <table:table-cell table:style-name="ce2" table:formula="of:=(([.I15]*([.$C15]-[.$C10])*1760)/(24*60*60*2))" office:value-type="float" office:value="57.6171875" calcext:value-type="float">
            <text:p>57.62</text:p>
          </table:table-cell>
          <table:table-cell table:style-name="ce2" table:formula="of:=(([.J15]*([.$C15]-[.$C10])*1760)/(24*60*60*2))" office:value-type="float" office:value="55.3125" calcext:value-type="float">
            <text:p>55.31</text:p>
          </table:table-cell>
          <table:table-cell table:style-name="ce2" table:formula="of:=(((([.I15]*[.I15])/20)+([.I15]))/3)" office:value-type="float" office:value="5.44272178460744" calcext:value-type="float">
            <text:p>5.44</text:p>
          </table:table-cell>
          <table:table-cell table:style-name="ce2" table:formula="of:=((([.I15]*[.I15])/20)+([.I15]))" office:value-type="float" office:value="16.3281653538223" calcext:value-type="float">
            <text:p>16.33</text:p>
          </table:table-cell>
          <table:table-cell table:style-name="ce2" table:formula="of:=((MIN([.I11:.I15])*([.C15]-[.C10])*1760)/(24*60*60*5*2))" office:value-type="float" office:value="11.5234375" calcext:value-type="float">
            <text:p>11.52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15]*3" office:value-type="float" office:value="495.412844036697" calcext:value-type="float">
            <text:p>495.412844036697</text:p>
          </table:table-cell>
        </table:table-row>
        <table:table-row table:style-name="ro2"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564" calcext:value-type="float">
            <text:p>564</text:p>
          </table:table-cell>
          <table:table-cell table:formula="of:=([.D16] - [.C16])" office:value-type="float" office:value="9" calcext:value-type="float">
            <text:p>9</text:p>
          </table:table-cell>
          <table:table-cell table:formula="of:=([.E16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16]-1)/5)" office:value-type="float" office:value="31.9602272727273" calcext:value-type="float">
            <text:p>31.96</text:p>
          </table:table-cell>
          <table:table-cell table:formula="of:=(25*3600/1760)/[.F16]" office:value-type="float" office:value="28.4090909090909" calcext:value-type="float">
            <text:p>28.41</text:p>
          </table:table-cell>
          <table:table-cell table:formula="of:=(25*3600/1760)/(([.E16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16]-[.C10]))" office:value-type="float" office:value="166.358595194085" calcext:value-type="float">
            <text:p>166.3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6]*([.$C16]-[.$C11])*1760)/(24*60*60*2))" office:value-type="float" office:value="102.864583333333" calcext:value-type="float">
            <text:p>102.86</text:p>
          </table:table-cell>
          <table:table-cell table:style-name="ce2" table:formula="of:=(([.I16]*([.$C16]-[.$C11])*1760)/(24*60*60*2))" office:value-type="float" office:value="91.4351851851852" calcext:value-type="float">
            <text:p>91.44</text:p>
          </table:table-cell>
          <table:table-cell table:style-name="ce2" table:formula="of:=(([.J16]*([.$C16]-[.$C11])*1760)/(24*60*60*2))" office:value-type="float" office:value="82.2916666666667" calcext:value-type="float">
            <text:p>82.29</text:p>
          </table:table-cell>
          <table:table-cell table:style-name="ce2" table:formula="of:=(((([.I16]*[.I16])/20)+([.I16]))/3)" office:value-type="float" office:value="22.9209710743802" calcext:value-type="float">
            <text:p>22.92</text:p>
          </table:table-cell>
          <table:table-cell table:style-name="ce2" table:formula="of:=((([.I16]*[.I16])/20)+([.I16]))" office:value-type="float" office:value="68.7629132231405" calcext:value-type="float">
            <text:p>68.76</text:p>
          </table:table-cell>
          <table:table-cell table:style-name="ce2" table:formula="of:=((MIN([.I12:.I16])*([.C16]-[.C11])*1760)/(24*60*60*5*2))" office:value-type="float" office:value="6.85763888888889" calcext:value-type="float">
            <text:p>6.86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16]*3" office:value-type="float" office:value="499.075785582255" calcext:value-type="float">
            <text:p>499.075785582255</text:p>
          </table:table-cell>
        </table:table-row>
        <table:table-row table:style-name="ro2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593" calcext:value-type="float">
            <text:p>593</text:p>
          </table:table-cell>
          <table:table-cell table:formula="of:=([.D17] - [.C17])" office:value-type="float" office:value="8" calcext:value-type="float">
            <text:p>8</text:p>
          </table:table-cell>
          <table:table-cell table:formula="of:=([.E17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7]-1)/5)" office:value-type="float" office:value="36.525974025974" calcext:value-type="float">
            <text:p>36.53</text:p>
          </table:table-cell>
          <table:table-cell table:formula="of:=(25*3600/1760)/[.F17]" office:value-type="float" office:value="31.9602272727273" calcext:value-type="float">
            <text:p>31.96</text:p>
          </table:table-cell>
          <table:table-cell table:formula="of:=(25*3600/1760)/(([.E17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17]-[.C11]))" office:value-type="float" office:value="260.115606936416" calcext:value-type="float">
            <text:p>260.1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7]*([.$C17]-[.$C12])*1760)/(24*60*60*2))" office:value-type="float" office:value="124.627976190476" calcext:value-type="float">
            <text:p>124.63</text:p>
          </table:table-cell>
          <table:table-cell table:style-name="ce2" table:formula="of:=(([.I17]*([.$C17]-[.$C12])*1760)/(24*60*60*2))" office:value-type="float" office:value="109.049479166667" calcext:value-type="float">
            <text:p>109.05</text:p>
          </table:table-cell>
          <table:table-cell table:style-name="ce2" table:formula="of:=(([.J17]*([.$C17]-[.$C12])*1760)/(24*60*60*2))" office:value-type="float" office:value="96.9328703703704" calcext:value-type="float">
            <text:p>96.93</text:p>
          </table:table-cell>
          <table:table-cell table:style-name="ce2" table:formula="of:=(((([.I17]*[.I17])/20)+([.I17]))/3)" office:value-type="float" office:value="27.6776778796488" calcext:value-type="float">
            <text:p>27.68</text:p>
          </table:table-cell>
          <table:table-cell table:style-name="ce2" table:formula="of:=((([.I17]*[.I17])/20)+([.I17]))" office:value-type="float" office:value="83.0330336389463" calcext:value-type="float">
            <text:p>83.03</text:p>
          </table:table-cell>
          <table:table-cell table:style-name="ce2" table:formula="of:=((MIN([.I13:.I17])*([.C17]-[.C12])*1760)/(24*60*60*5*2))" office:value-type="float" office:value="7.26996527777778" calcext:value-type="float">
            <text:p>7.27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17]*3" office:value-type="float" office:value="780.346820809249" calcext:value-type="float">
            <text:p>780.346820809249</text:p>
          </table:table-cell>
        </table:table-row>
        <table:table-row table:style-name="ro2"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625" calcext:value-type="float">
            <text:p>625</text:p>
          </table:table-cell>
          <table:table-cell table:formula="of:=([.D18] - [.C18])" office:value-type="float" office:value="12" calcext:value-type="float">
            <text:p>12</text:p>
          </table:table-cell>
          <table:table-cell table:formula="of:=([.E18]/5)" office:value-type="float" office:value="2.4" calcext:value-type="float">
            <text:p>2.40</text:p>
          </table:table-cell>
          <table:table-cell office:value-type="float" office:value="1" calcext:value-type="float">
            <text:p>1</text:p>
          </table:table-cell>
          <table:table-cell table:formula="of:=(25*3600/1760)/(([.E18]-1)/5)" office:value-type="float" office:value="23.2438016528926" calcext:value-type="float">
            <text:p>23.24</text:p>
          </table:table-cell>
          <table:table-cell table:formula="of:=(25*3600/1760)/[.F18]" office:value-type="float" office:value="21.3068181818182" calcext:value-type="float">
            <text:p>21.31</text:p>
          </table:table-cell>
          <table:table-cell table:formula="of:=(25*3600/1760)/(([.E18]+1)/5)" office:value-type="float" office:value="19.6678321678322" calcext:value-type="float">
            <text:p>19.6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18]-[.C12]))" office:value-type="float" office:value="247.933884297521" calcext:value-type="float">
            <text:p>247.9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8]*([.$C18]-[.$C13])*1760)/(24*60*60*2))" office:value-type="float" office:value="79.0719696969697" calcext:value-type="float">
            <text:p>79.07</text:p>
          </table:table-cell>
          <table:table-cell table:style-name="ce2" table:formula="of:=(([.I18]*([.$C18]-[.$C13])*1760)/(24*60*60*2))" office:value-type="float" office:value="72.4826388888889" calcext:value-type="float">
            <text:p>72.48</text:p>
          </table:table-cell>
          <table:table-cell table:style-name="ce2" table:formula="of:=(([.J18]*([.$C18]-[.$C13])*1760)/(24*60*60*2))" office:value-type="float" office:value="66.9070512820513" calcext:value-type="float">
            <text:p>66.91</text:p>
          </table:table-cell>
          <table:table-cell table:style-name="ce2" table:formula="of:=(((([.I18]*[.I18])/20)+([.I18]))/3)" office:value-type="float" office:value="14.668614411157" calcext:value-type="float">
            <text:p>14.67</text:p>
          </table:table-cell>
          <table:table-cell table:style-name="ce2" table:formula="of:=((([.I18]*[.I18])/20)+([.I18]))" office:value-type="float" office:value="44.0058432334711" calcext:value-type="float">
            <text:p>44.01</text:p>
          </table:table-cell>
          <table:table-cell table:style-name="ce2" table:formula="of:=((MIN([.I14:.I18])*([.C18]-[.C13])*1760)/(24*60*60*5*2))" office:value-type="float" office:value="7.24826388888889" calcext:value-type="float">
            <text:p>7.25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18]*3" office:value-type="float" office:value="743.801652892562" calcext:value-type="float">
            <text:p>743.801652892562</text:p>
          </table:table-cell>
        </table:table-row>
        <table:table-row table:style-name="ro2"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631" calcext:value-type="float">
            <text:p>631</text:p>
          </table:table-cell>
          <table:table-cell table:formula="of:=([.D19] - [.C19])" office:value-type="float" office:value="8" calcext:value-type="float">
            <text:p>8</text:p>
          </table:table-cell>
          <table:table-cell table:formula="of:=([.E19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9]-1)/5)" office:value-type="float" office:value="36.525974025974" calcext:value-type="float">
            <text:p>36.53</text:p>
          </table:table-cell>
          <table:table-cell table:formula="of:=(25*3600/1760)/[.F19]" office:value-type="float" office:value="31.9602272727273" calcext:value-type="float">
            <text:p>31.96</text:p>
          </table:table-cell>
          <table:table-cell table:formula="of:=(25*3600/1760)/(([.E19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19]-[.C13]))" office:value-type="float" office:value="261.627906976744" calcext:value-type="float">
            <text:p>261.6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9]*([.$C19]-[.$C14])*1760)/(24*60*60*2))" office:value-type="float" office:value="113.095238095238" calcext:value-type="float">
            <text:p>113.10</text:p>
          </table:table-cell>
          <table:table-cell table:style-name="ce2" table:formula="of:=(([.I19]*([.$C19]-[.$C14])*1760)/(24*60*60*2))" office:value-type="float" office:value="98.9583333333333" calcext:value-type="float">
            <text:p>98.96</text:p>
          </table:table-cell>
          <table:table-cell table:style-name="ce2" table:formula="of:=(([.J19]*([.$C19]-[.$C14])*1760)/(24*60*60*2))" office:value-type="float" office:value="87.962962962963" calcext:value-type="float">
            <text:p>87.96</text:p>
          </table:table-cell>
          <table:table-cell table:style-name="ce2" table:formula="of:=(((([.I19]*[.I19])/20)+([.I19]))/3)" office:value-type="float" office:value="27.6776778796488" calcext:value-type="float">
            <text:p>27.68</text:p>
          </table:table-cell>
          <table:table-cell table:style-name="ce2" table:formula="of:=((([.I19]*[.I19])/20)+([.I19]))" office:value-type="float" office:value="83.0330336389463" calcext:value-type="float">
            <text:p>83.03</text:p>
          </table:table-cell>
          <table:table-cell table:style-name="ce2" table:formula="of:=((MIN([.I15:.I19])*([.C19]-[.C14])*1760)/(24*60*60*5*2))" office:value-type="float" office:value="6.59722222222222" calcext:value-type="float">
            <text:p>6.60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19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801" calcext:value-type="float">
            <text:p>801</text:p>
          </table:table-cell>
          <table:table-cell table:formula="of:=([.D20] - [.C20])" office:value-type="float" office:value="9" calcext:value-type="float">
            <text:p>9</text:p>
          </table:table-cell>
          <table:table-cell table:formula="of:=([.E20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20]-1)/5)" office:value-type="float" office:value="31.9602272727273" calcext:value-type="float">
            <text:p>31.96</text:p>
          </table:table-cell>
          <table:table-cell table:formula="of:=(25*3600/1760)/[.F20]" office:value-type="float" office:value="28.4090909090909" calcext:value-type="float">
            <text:p>28.41</text:p>
          </table:table-cell>
          <table:table-cell table:formula="of:=(25*3600/1760)/(([.E20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0]-[.C14]))" office:value-type="float" office:value="190.274841437632" calcext:value-type="float">
            <text:p>190.2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0]*([.$C20]-[.$C15])*1760)/(24*60*60*2))" office:value-type="float" office:value="80.4036458333333" calcext:value-type="float">
            <text:p>80.40</text:p>
          </table:table-cell>
          <table:table-cell table:style-name="ce2" table:formula="of:=(([.I20]*([.$C20]-[.$C15])*1760)/(24*60*60*2))" office:value-type="float" office:value="71.4699074074074" calcext:value-type="float">
            <text:p>71.47</text:p>
          </table:table-cell>
          <table:table-cell table:style-name="ce2" table:formula="of:=(([.J20]*([.$C20]-[.$C15])*1760)/(24*60*60*2))" office:value-type="float" office:value="64.3229166666667" calcext:value-type="float">
            <text:p>64.32</text:p>
          </table:table-cell>
          <table:table-cell table:style-name="ce2" table:formula="of:=(((([.I20]*[.I20])/20)+([.I20]))/3)" office:value-type="float" office:value="22.9209710743802" calcext:value-type="float">
            <text:p>22.92</text:p>
          </table:table-cell>
          <table:table-cell table:style-name="ce2" table:formula="of:=((([.I20]*[.I20])/20)+([.I20]))" office:value-type="float" office:value="68.7629132231405" calcext:value-type="float">
            <text:p>68.76</text:p>
          </table:table-cell>
          <table:table-cell table:style-name="ce2" table:formula="of:=((MIN([.I16:.I20])*([.C20]-[.C15])*1760)/(24*60*60*5*2))" office:value-type="float" office:value="10.7204861111111" calcext:value-type="float">
            <text:p>10.72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0]*3" office:value-type="float" office:value="570.824524312896" calcext:value-type="float">
            <text:p>570.824524312896</text:p>
          </table:table-cell>
        </table:table-row>
        <table:table-row table:style-name="ro2"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911" calcext:value-type="float">
            <text:p>911</text:p>
          </table:table-cell>
          <table:table-cell table:formula="of:=([.D21] - [.C21])" office:value-type="float" office:value="8" calcext:value-type="float">
            <text:p>8</text:p>
          </table:table-cell>
          <table:table-cell table:formula="of:=([.E21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21]-1)/5)" office:value-type="float" office:value="36.525974025974" calcext:value-type="float">
            <text:p>36.53</text:p>
          </table:table-cell>
          <table:table-cell table:formula="of:=(25*3600/1760)/[.F21]" office:value-type="float" office:value="31.9602272727273" calcext:value-type="float">
            <text:p>31.96</text:p>
          </table:table-cell>
          <table:table-cell table:formula="of:=(25*3600/1760)/(([.E21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1]-[.C15]))" office:value-type="float" office:value="251.396648044693" calcext:value-type="float">
            <text:p>251.4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1]*([.$C21]-[.$C16])*1760)/(24*60*60*2))" office:value-type="float" office:value="129.464285714286" calcext:value-type="float">
            <text:p>129.46</text:p>
          </table:table-cell>
          <table:table-cell table:style-name="ce2" table:formula="of:=(([.I21]*([.$C21]-[.$C16])*1760)/(24*60*60*2))" office:value-type="float" office:value="113.28125" calcext:value-type="float">
            <text:p>113.28</text:p>
          </table:table-cell>
          <table:table-cell table:style-name="ce2" table:formula="of:=(([.J21]*([.$C21]-[.$C16])*1760)/(24*60*60*2))" office:value-type="float" office:value="100.694444444444" calcext:value-type="float">
            <text:p>100.69</text:p>
          </table:table-cell>
          <table:table-cell table:style-name="ce2" table:formula="of:=(((([.I21]*[.I21])/20)+([.I21]))/3)" office:value-type="float" office:value="27.6776778796488" calcext:value-type="float">
            <text:p>27.68</text:p>
          </table:table-cell>
          <table:table-cell table:style-name="ce2" table:formula="of:=((([.I21]*[.I21])/20)+([.I21]))" office:value-type="float" office:value="83.0330336389463" calcext:value-type="float">
            <text:p>83.03</text:p>
          </table:table-cell>
          <table:table-cell table:style-name="ce2" table:formula="of:=((MIN([.I17:.I21])*([.C21]-[.C16])*1760)/(24*60*60*5*2))" office:value-type="float" office:value="15.1041666666667" calcext:value-type="float">
            <text:p>15.10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1]*3" office:value-type="float" office:value="754.189944134078" calcext:value-type="float">
            <text:p>754.189944134078</text:p>
          </table:table-cell>
        </table:table-row>
        <table:table-row table:style-name="ro2">
          <table:table-cell table:number-columns-repeated="2"/>
          <table:table-cell office:value-type="float" office:value="977" calcext:value-type="float">
            <text:p>977</text:p>
          </table:table-cell>
          <table:table-cell office:value-type="float" office:value="986" calcext:value-type="float">
            <text:p>986</text:p>
          </table:table-cell>
          <table:table-cell table:formula="of:=([.D22] - [.C22])" office:value-type="float" office:value="9" calcext:value-type="float">
            <text:p>9</text:p>
          </table:table-cell>
          <table:table-cell table:formula="of:=([.E22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22]-1)/5)" office:value-type="float" office:value="31.9602272727273" calcext:value-type="float">
            <text:p>31.96</text:p>
          </table:table-cell>
          <table:table-cell table:formula="of:=(25*3600/1760)/[.F22]" office:value-type="float" office:value="28.4090909090909" calcext:value-type="float">
            <text:p>28.41</text:p>
          </table:table-cell>
          <table:table-cell table:formula="of:=(25*3600/1760)/(([.E22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2]-[.C16]))" office:value-type="float" office:value="213.270142180095" calcext:value-type="float">
            <text:p>213.2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2]*([.$C22]-[.$C17])*1760)/(24*60*60*2))" office:value-type="float" office:value="127.604166666667" calcext:value-type="float">
            <text:p>127.60</text:p>
          </table:table-cell>
          <table:table-cell table:style-name="ce2" table:formula="of:=(([.I22]*([.$C22]-[.$C17])*1760)/(24*60*60*2))" office:value-type="float" office:value="113.425925925926" calcext:value-type="float">
            <text:p>113.43</text:p>
          </table:table-cell>
          <table:table-cell table:style-name="ce2" table:formula="of:=(([.J22]*([.$C22]-[.$C17])*1760)/(24*60*60*2))" office:value-type="float" office:value="102.083333333333" calcext:value-type="float">
            <text:p>102.08</text:p>
          </table:table-cell>
          <table:table-cell table:style-name="ce2" table:formula="of:=(((([.I22]*[.I22])/20)+([.I22]))/3)" office:value-type="float" office:value="22.9209710743802" calcext:value-type="float">
            <text:p>22.92</text:p>
          </table:table-cell>
          <table:table-cell table:style-name="ce2" table:formula="of:=((([.I22]*[.I22])/20)+([.I22]))" office:value-type="float" office:value="68.7629132231405" calcext:value-type="float">
            <text:p>68.76</text:p>
          </table:table-cell>
          <table:table-cell table:style-name="ce2" table:formula="of:=((MIN([.I18:.I22])*([.C22]-[.C17])*1760)/(24*60*60*5*2))" office:value-type="float" office:value="17.0138888888889" calcext:value-type="float">
            <text:p>17.0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2]*3" office:value-type="float" office:value="639.810426540284" calcext:value-type="float">
            <text:p>639.810426540284</text:p>
          </table:table-cell>
        </table:table-row>
        <table:table-row table:style-name="ro2"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1003" calcext:value-type="float">
            <text:p>1003</text:p>
          </table:table-cell>
          <table:table-cell table:formula="of:=([.D23] - [.C23])" office:value-type="float" office:value="7" calcext:value-type="float">
            <text:p>7</text:p>
          </table:table-cell>
          <table:table-cell table:formula="of:=([.E23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23]-1)/5)" office:value-type="float" office:value="42.6136363636364" calcext:value-type="float">
            <text:p>42.61</text:p>
          </table:table-cell>
          <table:table-cell table:formula="of:=(25*3600/1760)/[.F23]" office:value-type="float" office:value="36.525974025974" calcext:value-type="float">
            <text:p>36.53</text:p>
          </table:table-cell>
          <table:table-cell table:formula="of:=(25*3600/1760)/(([.E23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3]-[.C17]))" office:value-type="float" office:value="218.978102189781" calcext:value-type="float">
            <text:p>218.9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3]*([.$C23]-[.$C18])*1760)/(24*60*60*2))" office:value-type="float" office:value="166.232638888889" calcext:value-type="float">
            <text:p>166.23</text:p>
          </table:table-cell>
          <table:table-cell table:style-name="ce2" table:formula="of:=(([.I23]*([.$C23]-[.$C18])*1760)/(24*60*60*2))" office:value-type="float" office:value="142.485119047619" calcext:value-type="float">
            <text:p>142.49</text:p>
          </table:table-cell>
          <table:table-cell table:style-name="ce2" table:formula="of:=(([.J23]*([.$C23]-[.$C18])*1760)/(24*60*60*2))" office:value-type="float" office:value="124.674479166667" calcext:value-type="float">
            <text:p>124.67</text:p>
          </table:table-cell>
          <table:table-cell table:style-name="ce2" table:formula="of:=(((([.I23]*[.I23])/20)+([.I23]))/3)" office:value-type="float" office:value="34.4111043177602" calcext:value-type="float">
            <text:p>34.41</text:p>
          </table:table-cell>
          <table:table-cell table:style-name="ce2" table:formula="of:=((([.I23]*[.I23])/20)+([.I23]))" office:value-type="float" office:value="103.23331295328" calcext:value-type="float">
            <text:p>103.23</text:p>
          </table:table-cell>
          <table:table-cell table:style-name="ce2" table:formula="of:=((MIN([.I19:.I23])*([.C23]-[.C18])*1760)/(24*60*60*5*2))" office:value-type="float" office:value="22.1643518518519" calcext:value-type="float">
            <text:p>22.16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3]*3" office:value-type="float" office:value="656.934306569343" calcext:value-type="float">
            <text:p>656.934306569343</text:p>
          </table:table-cell>
        </table:table-row>
        <table:table-row table:style-name="ro2">
          <table:table-cell table:number-columns-repeated="2"/>
          <table:table-cell office:value-type="float" office:value="1124" calcext:value-type="float">
            <text:p>1124</text:p>
          </table:table-cell>
          <table:table-cell office:value-type="float" office:value="1134" calcext:value-type="float">
            <text:p>1134</text:p>
          </table:table-cell>
          <table:table-cell table:formula="of:=([.D24] - [.C24])" office:value-type="float" office:value="10" calcext:value-type="float">
            <text:p>10</text:p>
          </table:table-cell>
          <table:table-cell table:formula="of:=([.E24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24]-1)/5)" office:value-type="float" office:value="28.4090909090909" calcext:value-type="float">
            <text:p>28.41</text:p>
          </table:table-cell>
          <table:table-cell table:formula="of:=(25*3600/1760)/[.F24]" office:value-type="float" office:value="25.5681818181818" calcext:value-type="float">
            <text:p>25.57</text:p>
          </table:table-cell>
          <table:table-cell table:formula="of:=(25*3600/1760)/(([.E24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4]-[.C18]))" office:value-type="float" office:value="176.125244618395" calcext:value-type="float">
            <text:p>176.1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4]*([.$C24]-[.$C19])*1760)/(24*60*60*2))" office:value-type="float" office:value="144.965277777778" calcext:value-type="float">
            <text:p>144.97</text:p>
          </table:table-cell>
          <table:table-cell table:style-name="ce2" table:formula="of:=(([.I24]*([.$C24]-[.$C19])*1760)/(24*60*60*2))" office:value-type="float" office:value="130.46875" calcext:value-type="float">
            <text:p>130.47</text:p>
          </table:table-cell>
          <table:table-cell table:style-name="ce2" table:formula="of:=(([.J24]*([.$C24]-[.$C19])*1760)/(24*60*60*2))" office:value-type="float" office:value="118.607954545455" calcext:value-type="float">
            <text:p>118.61</text:p>
          </table:table-cell>
          <table:table-cell table:style-name="ce2" table:formula="of:=(((([.I24]*[.I24])/20)+([.I24]))/3)" office:value-type="float" office:value="19.4182592975207" calcext:value-type="float">
            <text:p>19.42</text:p>
          </table:table-cell>
          <table:table-cell table:style-name="ce2" table:formula="of:=((([.I24]*[.I24])/20)+([.I24]))" office:value-type="float" office:value="58.254777892562" calcext:value-type="float">
            <text:p>58.25</text:p>
          </table:table-cell>
          <table:table-cell table:style-name="ce2" table:formula="of:=((MIN([.I20:.I24])*([.C24]-[.C19])*1760)/(24*60*60*5*2))" office:value-type="float" office:value="26.09375" calcext:value-type="float">
            <text:p>26.09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4]*3" office:value-type="float" office:value="528.375733855186" calcext:value-type="float">
            <text:p>528.375733855186</text:p>
          </table:table-cell>
        </table:table-row>
        <table:table-row table:style-name="ro2"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1175" calcext:value-type="float">
            <text:p>1175</text:p>
          </table:table-cell>
          <table:table-cell table:formula="of:=([.D25] - [.C25])" office:value-type="float" office:value="5" calcext:value-type="float">
            <text:p>5</text:p>
          </table:table-cell>
          <table:table-cell table:formula="of:=([.E25]/5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(25*3600/1760)/(([.E25]-1)/5)" office:value-type="float" office:value="63.9204545454545" calcext:value-type="float">
            <text:p>63.92</text:p>
          </table:table-cell>
          <table:table-cell table:formula="of:=(25*3600/1760)/[.F25]" office:value-type="float" office:value="51.1363636363636" calcext:value-type="float">
            <text:p>51.14</text:p>
          </table:table-cell>
          <table:table-cell table:formula="of:=(25*3600/1760)/(([.E25]+1)/5)" office:value-type="float" office:value="42.6136363636364" calcext:value-type="float">
            <text:p>42.6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5]-[.C19]))" office:value-type="float" office:value="164.533820840951" calcext:value-type="float">
            <text:p>164.5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5]*([.$C25]-[.$C20])*1760)/(24*60*60*2))" office:value-type="float" office:value="246.09375" calcext:value-type="float">
            <text:p>246.09</text:p>
          </table:table-cell>
          <table:table-cell table:style-name="ce2" table:formula="of:=(([.I25]*([.$C25]-[.$C20])*1760)/(24*60*60*2))" office:value-type="float" office:value="196.875" calcext:value-type="float">
            <text:p>196.88</text:p>
          </table:table-cell>
          <table:table-cell table:style-name="ce2" table:formula="of:=(([.J25]*([.$C25]-[.$C20])*1760)/(24*60*60*2))" office:value-type="float" office:value="164.0625" calcext:value-type="float">
            <text:p>164.06</text:p>
          </table:table-cell>
          <table:table-cell table:style-name="ce2" table:formula="of:=(((([.I25]*[.I25])/20)+([.I25]))/3)" office:value-type="float" office:value="60.6275826446281" calcext:value-type="float">
            <text:p>60.63</text:p>
          </table:table-cell>
          <table:table-cell table:style-name="ce2" table:formula="of:=((([.I25]*[.I25])/20)+([.I25]))" office:value-type="float" office:value="181.882747933884" calcext:value-type="float">
            <text:p>181.88</text:p>
          </table:table-cell>
          <table:table-cell table:style-name="ce2" table:formula="of:=((MIN([.I21:.I25])*([.C25]-[.C20])*1760)/(24*60*60*5*2))" office:value-type="float" office:value="19.6875" calcext:value-type="float">
            <text:p>19.69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5]*3" office:value-type="float" office:value="493.601462522852" calcext:value-type="float">
            <text:p>493.601462522852</text:p>
          </table:table-cell>
        </table:table-row>
        <table:table-row table:style-name="ro2">
          <table:table-cell table:number-columns-repeated="2"/>
          <table:table-cell office:value-type="float" office:value="1298" calcext:value-type="float">
            <text:p>1298</text:p>
          </table:table-cell>
          <table:table-cell office:value-type="float" office:value="1308" calcext:value-type="float">
            <text:p>1308</text:p>
          </table:table-cell>
          <table:table-cell table:formula="of:=([.D26] - [.C26])" office:value-type="float" office:value="10" calcext:value-type="float">
            <text:p>10</text:p>
          </table:table-cell>
          <table:table-cell table:formula="of:=([.E2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26]-1)/5)" office:value-type="float" office:value="28.4090909090909" calcext:value-type="float">
            <text:p>28.41</text:p>
          </table:table-cell>
          <table:table-cell table:formula="of:=(25*3600/1760)/[.F26]" office:value-type="float" office:value="25.5681818181818" calcext:value-type="float">
            <text:p>25.57</text:p>
          </table:table-cell>
          <table:table-cell table:formula="of:=(25*3600/1760)/(([.E2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6]-[.C20]))" office:value-type="float" office:value="177.865612648221" calcext:value-type="float">
            <text:p>177.8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6]*([.$C26]-[.$C21])*1760)/(24*60*60*2))" office:value-type="float" office:value="114.293981481481" calcext:value-type="float">
            <text:p>114.29</text:p>
          </table:table-cell>
          <table:table-cell table:style-name="ce2" table:formula="of:=(([.I26]*([.$C26]-[.$C21])*1760)/(24*60*60*2))" office:value-type="float" office:value="102.864583333333" calcext:value-type="float">
            <text:p>102.86</text:p>
          </table:table-cell>
          <table:table-cell table:style-name="ce2" table:formula="of:=(([.J26]*([.$C26]-[.$C21])*1760)/(24*60*60*2))" office:value-type="float" office:value="93.5132575757576" calcext:value-type="float">
            <text:p>93.51</text:p>
          </table:table-cell>
          <table:table-cell table:style-name="ce2" table:formula="of:=(((([.I26]*[.I26])/20)+([.I26]))/3)" office:value-type="float" office:value="19.4182592975207" calcext:value-type="float">
            <text:p>19.42</text:p>
          </table:table-cell>
          <table:table-cell table:style-name="ce2" table:formula="of:=((([.I26]*[.I26])/20)+([.I26]))" office:value-type="float" office:value="58.254777892562" calcext:value-type="float">
            <text:p>58.25</text:p>
          </table:table-cell>
          <table:table-cell table:style-name="ce2" table:formula="of:=((MIN([.I22:.I26])*([.C26]-[.C21])*1760)/(24*60*60*5*2))" office:value-type="float" office:value="20.5729166666667" calcext:value-type="float">
            <text:p>20.57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6]*3" office:value-type="float" office:value="533.596837944664" calcext:value-type="float">
            <text:p>533.596837944664</text:p>
          </table:table-cell>
        </table:table-row>
        <table:table-row table:style-name="ro2"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1376" calcext:value-type="float">
            <text:p>1376</text:p>
          </table:table-cell>
          <table:table-cell table:formula="of:=([.D27] - [.C27])" office:value-type="float" office:value="9" calcext:value-type="float">
            <text:p>9</text:p>
          </table:table-cell>
          <table:table-cell table:formula="of:=([.E27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27]-1)/5)" office:value-type="float" office:value="31.9602272727273" calcext:value-type="float">
            <text:p>31.96</text:p>
          </table:table-cell>
          <table:table-cell table:formula="of:=(25*3600/1760)/[.F27]" office:value-type="float" office:value="28.4090909090909" calcext:value-type="float">
            <text:p>28.41</text:p>
          </table:table-cell>
          <table:table-cell table:formula="of:=(25*3600/1760)/(([.E27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7]-[.C21]))" office:value-type="float" office:value="193.965517241379" calcext:value-type="float">
            <text:p>193.9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7]*([.$C27]-[.$C22])*1760)/(24*60*60*2))" office:value-type="float" office:value="126.953125" calcext:value-type="float">
            <text:p>126.95</text:p>
          </table:table-cell>
          <table:table-cell table:style-name="ce2" table:formula="of:=(([.I27]*([.$C27]-[.$C22])*1760)/(24*60*60*2))" office:value-type="float" office:value="112.847222222222" calcext:value-type="float">
            <text:p>112.85</text:p>
          </table:table-cell>
          <table:table-cell table:style-name="ce2" table:formula="of:=(([.J27]*([.$C27]-[.$C22])*1760)/(24*60*60*2))" office:value-type="float" office:value="101.5625" calcext:value-type="float">
            <text:p>101.56</text:p>
          </table:table-cell>
          <table:table-cell table:style-name="ce2" table:formula="of:=(((([.I27]*[.I27])/20)+([.I27]))/3)" office:value-type="float" office:value="22.9209710743802" calcext:value-type="float">
            <text:p>22.92</text:p>
          </table:table-cell>
          <table:table-cell table:style-name="ce2" table:formula="of:=((([.I27]*[.I27])/20)+([.I27]))" office:value-type="float" office:value="68.7629132231405" calcext:value-type="float">
            <text:p>68.76</text:p>
          </table:table-cell>
          <table:table-cell table:style-name="ce2" table:formula="of:=((MIN([.I23:.I27])*([.C27]-[.C22])*1760)/(24*60*60*5*2))" office:value-type="float" office:value="20.3125" calcext:value-type="float">
            <text:p>20.3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7]*3" office:value-type="float" office:value="581.896551724138" calcext:value-type="float">
            <text:p>581.896551724138</text:p>
          </table:table-cell>
        </table:table-row>
        <table:table-row table:style-name="ro2">
          <table:table-cell table:number-columns-repeated="2"/>
          <table:table-cell office:value-type="float" office:value="1390" calcext:value-type="float">
            <text:p>1390</text:p>
          </table:table-cell>
          <table:table-cell office:value-type="float" office:value="1399" calcext:value-type="float">
            <text:p>1399</text:p>
          </table:table-cell>
          <table:table-cell table:formula="of:=([.D28] - [.C28])" office:value-type="float" office:value="9" calcext:value-type="float">
            <text:p>9</text:p>
          </table:table-cell>
          <table:table-cell table:formula="of:=([.E28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28]-1)/5)" office:value-type="float" office:value="31.9602272727273" calcext:value-type="float">
            <text:p>31.96</text:p>
          </table:table-cell>
          <table:table-cell table:formula="of:=(25*3600/1760)/[.F28]" office:value-type="float" office:value="28.4090909090909" calcext:value-type="float">
            <text:p>28.41</text:p>
          </table:table-cell>
          <table:table-cell table:formula="of:=(25*3600/1760)/(([.E2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8]-[.C22]))" office:value-type="float" office:value="217.917675544794" calcext:value-type="float">
            <text:p>217.9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8]*([.$C28]-[.$C23])*1760)/(24*60*60*2))" office:value-type="float" office:value="128.255208333333" calcext:value-type="float">
            <text:p>128.26</text:p>
          </table:table-cell>
          <table:table-cell table:style-name="ce2" table:formula="of:=(([.I28]*([.$C28]-[.$C23])*1760)/(24*60*60*2))" office:value-type="float" office:value="114.00462962963" calcext:value-type="float">
            <text:p>114.00</text:p>
          </table:table-cell>
          <table:table-cell table:style-name="ce2" table:formula="of:=(([.J28]*([.$C28]-[.$C23])*1760)/(24*60*60*2))" office:value-type="float" office:value="102.604166666667" calcext:value-type="float">
            <text:p>102.60</text:p>
          </table:table-cell>
          <table:table-cell table:style-name="ce2" table:formula="of:=(((([.I28]*[.I28])/20)+([.I28]))/3)" office:value-type="float" office:value="22.9209710743802" calcext:value-type="float">
            <text:p>22.92</text:p>
          </table:table-cell>
          <table:table-cell table:style-name="ce2" table:formula="of:=((([.I28]*[.I28])/20)+([.I28]))" office:value-type="float" office:value="68.7629132231405" calcext:value-type="float">
            <text:p>68.76</text:p>
          </table:table-cell>
          <table:table-cell table:style-name="ce2" table:formula="of:=((MIN([.I24:.I28])*([.C28]-[.C23])*1760)/(24*60*60*5*2))" office:value-type="float" office:value="20.5208333333333" calcext:value-type="float">
            <text:p>20.52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8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office:value-type="float" office:value="1455" calcext:value-type="float">
            <text:p>1455</text:p>
          </table:table-cell>
          <table:table-cell office:value-type="float" office:value="1462" calcext:value-type="float">
            <text:p>1462</text:p>
          </table:table-cell>
          <table:table-cell table:formula="of:=([.D29] - [.C29])" office:value-type="float" office:value="7" calcext:value-type="float">
            <text:p>7</text:p>
          </table:table-cell>
          <table:table-cell table:formula="of:=([.E29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29]-1)/5)" office:value-type="float" office:value="42.6136363636364" calcext:value-type="float">
            <text:p>42.61</text:p>
          </table:table-cell>
          <table:table-cell table:formula="of:=(25*3600/1760)/[.F29]" office:value-type="float" office:value="36.525974025974" calcext:value-type="float">
            <text:p>36.53</text:p>
          </table:table-cell>
          <table:table-cell table:formula="of:=(25*3600/1760)/(([.E29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29]-[.C23]))" office:value-type="float" office:value="196.078431372549" calcext:value-type="float">
            <text:p>196.0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9]*([.$C29]-[.$C24])*1760)/(24*60*60*2))" office:value-type="float" office:value="143.663194444444" calcext:value-type="float">
            <text:p>143.66</text:p>
          </table:table-cell>
          <table:table-cell table:style-name="ce2" table:formula="of:=(([.I29]*([.$C29]-[.$C24])*1760)/(24*60*60*2))" office:value-type="float" office:value="123.139880952381" calcext:value-type="float">
            <text:p>123.14</text:p>
          </table:table-cell>
          <table:table-cell table:style-name="ce2" table:formula="of:=(([.J29]*([.$C29]-[.$C24])*1760)/(24*60*60*2))" office:value-type="float" office:value="107.747395833333" calcext:value-type="float">
            <text:p>107.75</text:p>
          </table:table-cell>
          <table:table-cell table:style-name="ce2" table:formula="of:=(((([.I29]*[.I29])/20)+([.I29]))/3)" office:value-type="float" office:value="34.4111043177602" calcext:value-type="float">
            <text:p>34.41</text:p>
          </table:table-cell>
          <table:table-cell table:style-name="ce2" table:formula="of:=((([.I29]*[.I29])/20)+([.I29]))" office:value-type="float" office:value="103.23331295328" calcext:value-type="float">
            <text:p>103.23</text:p>
          </table:table-cell>
          <table:table-cell table:style-name="ce2" table:formula="of:=((MIN([.I25:.I29])*([.C29]-[.C24])*1760)/(24*60*60*5*2))" office:value-type="float" office:value="17.2395833333333" calcext:value-type="float">
            <text:p>17.24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29]*3" office:value-type="float" office:value="588.235294117647" calcext:value-type="float">
            <text:p>588.235294117647</text:p>
          </table:table-cell>
        </table:table-row>
        <table:table-row table:style-name="ro2">
          <table:table-cell table:number-columns-repeated="2"/>
          <table:table-cell office:value-type="float" office:value="1514" calcext:value-type="float">
            <text:p>1514</text:p>
          </table:table-cell>
          <table:table-cell office:value-type="float" office:value="1522" calcext:value-type="float">
            <text:p>1522</text:p>
          </table:table-cell>
          <table:table-cell table:formula="of:=([.D30] - [.C30])" office:value-type="float" office:value="8" calcext:value-type="float">
            <text:p>8</text:p>
          </table:table-cell>
          <table:table-cell table:formula="of:=([.E30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30]-1)/5)" office:value-type="float" office:value="36.525974025974" calcext:value-type="float">
            <text:p>36.53</text:p>
          </table:table-cell>
          <table:table-cell table:formula="of:=(25*3600/1760)/[.F30]" office:value-type="float" office:value="31.9602272727273" calcext:value-type="float">
            <text:p>31.96</text:p>
          </table:table-cell>
          <table:table-cell table:formula="of:=(25*3600/1760)/(([.E30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0]-[.C24]))" office:value-type="float" office:value="230.769230769231" calcext:value-type="float">
            <text:p>230.7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0]*([.$C30]-[.$C25])*1760)/(24*60*60*2))" office:value-type="float" office:value="127.97619047619" calcext:value-type="float">
            <text:p>127.98</text:p>
          </table:table-cell>
          <table:table-cell table:style-name="ce2" table:formula="of:=(([.I30]*([.$C30]-[.$C25])*1760)/(24*60*60*2))" office:value-type="float" office:value="111.979166666667" calcext:value-type="float">
            <text:p>111.98</text:p>
          </table:table-cell>
          <table:table-cell table:style-name="ce2" table:formula="of:=(([.J30]*([.$C30]-[.$C25])*1760)/(24*60*60*2))" office:value-type="float" office:value="99.537037037037" calcext:value-type="float">
            <text:p>99.54</text:p>
          </table:table-cell>
          <table:table-cell table:style-name="ce2" table:formula="of:=(((([.I30]*[.I30])/20)+([.I30]))/3)" office:value-type="float" office:value="27.6776778796488" calcext:value-type="float">
            <text:p>27.68</text:p>
          </table:table-cell>
          <table:table-cell table:style-name="ce2" table:formula="of:=((([.I30]*[.I30])/20)+([.I30]))" office:value-type="float" office:value="83.0330336389463" calcext:value-type="float">
            <text:p>83.03</text:p>
          </table:table-cell>
          <table:table-cell table:style-name="ce2" table:formula="of:=((MIN([.I26:.I30])*([.C30]-[.C25])*1760)/(24*60*60*5*2))" office:value-type="float" office:value="17.9166666666667" calcext:value-type="float">
            <text:p>17.92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0]*3" office:value-type="float" office:value="692.307692307692" calcext:value-type="float">
            <text:p>692.307692307692</text:p>
          </table:table-cell>
        </table:table-row>
        <table:table-row table:style-name="ro2"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534" calcext:value-type="float">
            <text:p>1534</text:p>
          </table:table-cell>
          <table:table-cell table:formula="of:=([.D31] - [.C31])" office:value-type="float" office:value="9" calcext:value-type="float">
            <text:p>9</text:p>
          </table:table-cell>
          <table:table-cell table:formula="of:=([.E31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31]-1)/5)" office:value-type="float" office:value="31.9602272727273" calcext:value-type="float">
            <text:p>31.96</text:p>
          </table:table-cell>
          <table:table-cell table:formula="of:=(25*3600/1760)/[.F31]" office:value-type="float" office:value="28.4090909090909" calcext:value-type="float">
            <text:p>28.41</text:p>
          </table:table-cell>
          <table:table-cell table:formula="of:=(25*3600/1760)/(([.E31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1]-[.C25]))" office:value-type="float" office:value="253.521126760563" calcext:value-type="float">
            <text:p>253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1]*([.$C31]-[.$C26])*1760)/(24*60*60*2))" office:value-type="float" office:value="73.8932291666667" calcext:value-type="float">
            <text:p>73.89</text:p>
          </table:table-cell>
          <table:table-cell table:style-name="ce2" table:formula="of:=(([.I31]*([.$C31]-[.$C26])*1760)/(24*60*60*2))" office:value-type="float" office:value="65.6828703703704" calcext:value-type="float">
            <text:p>65.68</text:p>
          </table:table-cell>
          <table:table-cell table:style-name="ce2" table:formula="of:=(([.J31]*([.$C31]-[.$C26])*1760)/(24*60*60*2))" office:value-type="float" office:value="59.1145833333333" calcext:value-type="float">
            <text:p>59.11</text:p>
          </table:table-cell>
          <table:table-cell table:style-name="ce2" table:formula="of:=(((([.I31]*[.I31])/20)+([.I31]))/3)" office:value-type="float" office:value="22.9209710743802" calcext:value-type="float">
            <text:p>22.92</text:p>
          </table:table-cell>
          <table:table-cell table:style-name="ce2" table:formula="of:=((([.I31]*[.I31])/20)+([.I31]))" office:value-type="float" office:value="68.7629132231405" calcext:value-type="float">
            <text:p>68.76</text:p>
          </table:table-cell>
          <table:table-cell table:style-name="ce2" table:formula="of:=((MIN([.I27:.I31])*([.C31]-[.C26])*1760)/(24*60*60*5*2))" office:value-type="float" office:value="13.1365740740741" calcext:value-type="float">
            <text:p>13.14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1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office:value-type="float" office:value="1538" calcext:value-type="float">
            <text:p>1538</text:p>
          </table:table-cell>
          <table:table-cell office:value-type="float" office:value="1545" calcext:value-type="float">
            <text:p>1545</text:p>
          </table:table-cell>
          <table:table-cell table:formula="of:=([.D32] - [.C32])" office:value-type="float" office:value="7" calcext:value-type="float">
            <text:p>7</text:p>
          </table:table-cell>
          <table:table-cell table:formula="of:=([.E32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32]-1)/5)" office:value-type="float" office:value="42.6136363636364" calcext:value-type="float">
            <text:p>42.61</text:p>
          </table:table-cell>
          <table:table-cell table:formula="of:=(25*3600/1760)/[.F32]" office:value-type="float" office:value="36.525974025974" calcext:value-type="float">
            <text:p>36.53</text:p>
          </table:table-cell>
          <table:table-cell table:formula="of:=(25*3600/1760)/(([.E32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2]-[.C26]))" office:value-type="float" office:value="375" calcext:value-type="float">
            <text:p>375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2]*([.$C32]-[.$C27])*1760)/(24*60*60*2))" office:value-type="float" office:value="74.21875" calcext:value-type="float">
            <text:p>74.22</text:p>
          </table:table-cell>
          <table:table-cell table:style-name="ce2" table:formula="of:=(([.I32]*([.$C32]-[.$C27])*1760)/(24*60*60*2))" office:value-type="float" office:value="63.6160714285714" calcext:value-type="float">
            <text:p>63.62</text:p>
          </table:table-cell>
          <table:table-cell table:style-name="ce2" table:formula="of:=(([.J32]*([.$C32]-[.$C27])*1760)/(24*60*60*2))" office:value-type="float" office:value="55.6640625" calcext:value-type="float">
            <text:p>55.66</text:p>
          </table:table-cell>
          <table:table-cell table:style-name="ce2" table:formula="of:=(((([.I32]*[.I32])/20)+([.I32]))/3)" office:value-type="float" office:value="34.4111043177602" calcext:value-type="float">
            <text:p>34.41</text:p>
          </table:table-cell>
          <table:table-cell table:style-name="ce2" table:formula="of:=((([.I32]*[.I32])/20)+([.I32]))" office:value-type="float" office:value="103.23331295328" calcext:value-type="float">
            <text:p>103.23</text:p>
          </table:table-cell>
          <table:table-cell table:style-name="ce2" table:formula="of:=((MIN([.I28:.I32])*([.C32]-[.C27])*1760)/(24*60*60*5*2))" office:value-type="float" office:value="9.89583333333333" calcext:value-type="float">
            <text:p>9.90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2]*3" office:value-type="float" office:value="1125" calcext:value-type="float">
            <text:p>1125</text:p>
          </table:table-cell>
        </table:table-row>
        <table:table-row table:style-name="ro2">
          <table:table-cell table:number-columns-repeated="2"/>
          <table:table-cell office:value-type="float" office:value="1567" calcext:value-type="float">
            <text:p>1567</text:p>
          </table:table-cell>
          <table:table-cell office:value-type="float" office:value="1573" calcext:value-type="float">
            <text:p>1573</text:p>
          </table:table-cell>
          <table:table-cell table:formula="of:=([.D33] - [.C33])" office:value-type="float" office:value="6" calcext:value-type="float">
            <text:p>6</text:p>
          </table:table-cell>
          <table:table-cell table:formula="of:=([.E33]/5)"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table:formula="of:=(25*3600/1760)/(([.E33]-1)/5)" office:value-type="float" office:value="51.1363636363636" calcext:value-type="float">
            <text:p>51.14</text:p>
          </table:table-cell>
          <table:table-cell table:formula="of:=(25*3600/1760)/[.F33]" office:value-type="float" office:value="42.6136363636364" calcext:value-type="float">
            <text:p>42.61</text:p>
          </table:table-cell>
          <table:table-cell table:formula="of:=(25*3600/1760)/(([.E33]+1)/5)" office:value-type="float" office:value="36.525974025974" calcext:value-type="float">
            <text:p>36.5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3]-[.C27]))" office:value-type="float" office:value="450" calcext:value-type="float">
            <text:p>450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3]*([.$C33]-[.$C28])*1760)/(24*60*60*2))" office:value-type="float" office:value="92.1875" calcext:value-type="float">
            <text:p>92.19</text:p>
          </table:table-cell>
          <table:table-cell table:style-name="ce2" table:formula="of:=(([.I33]*([.$C33]-[.$C28])*1760)/(24*60*60*2))" office:value-type="float" office:value="76.8229166666667" calcext:value-type="float">
            <text:p>76.82</text:p>
          </table:table-cell>
          <table:table-cell table:style-name="ce2" table:formula="of:=(([.J33]*([.$C33]-[.$C28])*1760)/(24*60*60*2))" office:value-type="float" office:value="65.8482142857143" calcext:value-type="float">
            <text:p>65.85</text:p>
          </table:table-cell>
          <table:table-cell table:style-name="ce2" table:formula="of:=(((([.I33]*[.I33])/20)+([.I33]))/3)" office:value-type="float" office:value="44.4699121900826" calcext:value-type="float">
            <text:p>44.47</text:p>
          </table:table-cell>
          <table:table-cell table:style-name="ce2" table:formula="of:=((([.I33]*[.I33])/20)+([.I33]))" office:value-type="float" office:value="133.409736570248" calcext:value-type="float">
            <text:p>133.41</text:p>
          </table:table-cell>
          <table:table-cell table:style-name="ce2" table:formula="of:=((MIN([.I29:.I33])*([.C33]-[.C28])*1760)/(24*60*60*5*2))" office:value-type="float" office:value="10.2430555555556" calcext:value-type="float">
            <text:p>10.24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3]*3" office:value-type="float" office:value="1350" calcext:value-type="float">
            <text:p>1350</text:p>
          </table:table-cell>
        </table:table-row>
        <table:table-row table:style-name="ro2"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663" calcext:value-type="float">
            <text:p>1663</text:p>
          </table:table-cell>
          <table:table-cell table:formula="of:=([.D34] - [.C34])" office:value-type="float" office:value="7" calcext:value-type="float">
            <text:p>7</text:p>
          </table:table-cell>
          <table:table-cell table:formula="of:=([.E34]/5)" office:value-type="float" office:value="1.4" calcext:value-type="float">
            <text:p>1.40</text:p>
          </table:table-cell>
          <table:table-cell office:value-type="float" office:value="0" calcext:value-type="float">
            <text:p>0</text:p>
          </table:table-cell>
          <table:table-cell table:formula="of:=(25*3600/1760)/(([.E34]-1)/5)" office:value-type="float" office:value="42.6136363636364" calcext:value-type="float">
            <text:p>42.61</text:p>
          </table:table-cell>
          <table:table-cell table:formula="of:=(25*3600/1760)/[.F34]" office:value-type="float" office:value="36.525974025974" calcext:value-type="float">
            <text:p>36.53</text:p>
          </table:table-cell>
          <table:table-cell table:formula="of:=(25*3600/1760)/(([.E34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4]-[.C28]))" office:value-type="float" office:value="338.345864661654" calcext:value-type="float">
            <text:p>338.3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4]*([.$C34]-[.$C29])*1760)/(24*60*60*2))" office:value-type="float" office:value="87.2395833333333" calcext:value-type="float">
            <text:p>87.24</text:p>
          </table:table-cell>
          <table:table-cell table:style-name="ce2" table:formula="of:=(([.I34]*([.$C34]-[.$C29])*1760)/(24*60*60*2))" office:value-type="float" office:value="74.7767857142857" calcext:value-type="float">
            <text:p>74.78</text:p>
          </table:table-cell>
          <table:table-cell table:style-name="ce2" table:formula="of:=(([.J34]*([.$C34]-[.$C29])*1760)/(24*60*60*2))" office:value-type="float" office:value="65.4296875" calcext:value-type="float">
            <text:p>65.43</text:p>
          </table:table-cell>
          <table:table-cell table:style-name="ce2" table:formula="of:=(((([.I34]*[.I34])/20)+([.I34]))/3)" office:value-type="float" office:value="34.4111043177602" calcext:value-type="float">
            <text:p>34.41</text:p>
          </table:table-cell>
          <table:table-cell table:style-name="ce2" table:formula="of:=((([.I34]*[.I34])/20)+([.I34]))" office:value-type="float" office:value="103.23331295328" calcext:value-type="float">
            <text:p>103.23</text:p>
          </table:table-cell>
          <table:table-cell table:style-name="ce2" table:formula="of:=((MIN([.I30:.I34])*([.C34]-[.C29])*1760)/(24*60*60*5*2))" office:value-type="float" office:value="11.6319444444444" calcext:value-type="float">
            <text:p>11.63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4]*3" office:value-type="float" office:value="1015.03759398496" calcext:value-type="float">
            <text:p>1015.03759398496</text:p>
          </table:table-cell>
        </table:table-row>
        <table:table-row table:style-name="ro2">
          <table:table-cell table:number-columns-repeated="2"/>
          <table:table-cell office:value-type="float" office:value="1769" calcext:value-type="float">
            <text:p>1769</text:p>
          </table:table-cell>
          <table:table-cell office:value-type="float" office:value="1779" calcext:value-type="float">
            <text:p>1779</text:p>
          </table:table-cell>
          <table:table-cell table:formula="of:=([.D35] - [.C35])" office:value-type="float" office:value="10" calcext:value-type="float">
            <text:p>10</text:p>
          </table:table-cell>
          <table:table-cell table:formula="of:=([.E35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35]-1)/5)" office:value-type="float" office:value="28.4090909090909" calcext:value-type="float">
            <text:p>28.41</text:p>
          </table:table-cell>
          <table:table-cell table:formula="of:=(25*3600/1760)/[.F35]" office:value-type="float" office:value="25.5681818181818" calcext:value-type="float">
            <text:p>25.57</text:p>
          </table:table-cell>
          <table:table-cell table:formula="of:=(25*3600/1760)/(([.E35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5]-[.C29]))" office:value-type="float" office:value="286.624203821656" calcext:value-type="float">
            <text:p>286.6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5]*([.$C35]-[.$C30])*1760)/(24*60*60*2))" office:value-type="float" office:value="73.7847222222222" calcext:value-type="float">
            <text:p>73.78</text:p>
          </table:table-cell>
          <table:table-cell table:style-name="ce2" table:formula="of:=(([.I35]*([.$C35]-[.$C30])*1760)/(24*60*60*2))" office:value-type="float" office:value="66.40625" calcext:value-type="float">
            <text:p>66.41</text:p>
          </table:table-cell>
          <table:table-cell table:style-name="ce2" table:formula="of:=(([.J35]*([.$C35]-[.$C30])*1760)/(24*60*60*2))" office:value-type="float" office:value="60.3693181818182" calcext:value-type="float">
            <text:p>60.37</text:p>
          </table:table-cell>
          <table:table-cell table:style-name="ce2" table:formula="of:=(((([.I35]*[.I35])/20)+([.I35]))/3)" office:value-type="float" office:value="19.4182592975207" calcext:value-type="float">
            <text:p>19.42</text:p>
          </table:table-cell>
          <table:table-cell table:style-name="ce2" table:formula="of:=((([.I35]*[.I35])/20)+([.I35]))" office:value-type="float" office:value="58.254777892562" calcext:value-type="float">
            <text:p>58.25</text:p>
          </table:table-cell>
          <table:table-cell table:style-name="ce2" table:formula="of:=((MIN([.I31:.I35])*([.C35]-[.C30])*1760)/(24*60*60*5*2))" office:value-type="float" office:value="13.28125" calcext:value-type="float">
            <text:p>13.28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5]*3" office:value-type="float" office:value="859.872611464968" calcext:value-type="float">
            <text:p>859.872611464968</text:p>
          </table:table-cell>
        </table:table-row>
        <table:table-row table:style-name="ro2">
          <table:table-cell table:number-columns-repeated="2"/>
          <table:table-cell office:value-type="float" office:value="1774" calcext:value-type="float">
            <text:p>1774</text:p>
          </table:table-cell>
          <table:table-cell office:value-type="float" office:value="1784" calcext:value-type="float">
            <text:p>1784</text:p>
          </table:table-cell>
          <table:table-cell table:formula="of:=([.D36] - [.C36])" office:value-type="float" office:value="10" calcext:value-type="float">
            <text:p>10</text:p>
          </table:table-cell>
          <table:table-cell table:formula="of:=([.E3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36]-1)/5)" office:value-type="float" office:value="28.4090909090909" calcext:value-type="float">
            <text:p>28.41</text:p>
          </table:table-cell>
          <table:table-cell table:formula="of:=(25*3600/1760)/[.F36]" office:value-type="float" office:value="25.5681818181818" calcext:value-type="float">
            <text:p>25.57</text:p>
          </table:table-cell>
          <table:table-cell table:formula="of:=(25*3600/1760)/(([.E3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6]-[.C30]))" office:value-type="float" office:value="346.153846153846" calcext:value-type="float">
            <text:p>346.1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6]*([.$C36]-[.$C31])*1760)/(24*60*60*2))" office:value-type="float" office:value="72.0486111111111" calcext:value-type="float">
            <text:p>72.05</text:p>
          </table:table-cell>
          <table:table-cell table:style-name="ce2" table:formula="of:=(([.I36]*([.$C36]-[.$C31])*1760)/(24*60*60*2))" office:value-type="float" office:value="64.84375" calcext:value-type="float">
            <text:p>64.84</text:p>
          </table:table-cell>
          <table:table-cell table:style-name="ce2" table:formula="of:=(([.J36]*([.$C36]-[.$C31])*1760)/(24*60*60*2))" office:value-type="float" office:value="58.9488636363636" calcext:value-type="float">
            <text:p>58.95</text:p>
          </table:table-cell>
          <table:table-cell table:style-name="ce2" table:formula="of:=(((([.I36]*[.I36])/20)+([.I36]))/3)" office:value-type="float" office:value="19.4182592975207" calcext:value-type="float">
            <text:p>19.42</text:p>
          </table:table-cell>
          <table:table-cell table:style-name="ce2" table:formula="of:=((([.I36]*[.I36])/20)+([.I36]))" office:value-type="float" office:value="58.254777892562" calcext:value-type="float">
            <text:p>58.25</text:p>
          </table:table-cell>
          <table:table-cell table:style-name="ce2" table:formula="of:=((MIN([.I32:.I36])*([.C36]-[.C31])*1760)/(24*60*60*5*2))" office:value-type="float" office:value="12.96875" calcext:value-type="float">
            <text:p>12.97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6]*3" office:value-type="float" office:value="1038.46153846154" calcext:value-type="float">
            <text:p>1038.46153846154</text:p>
          </table:table-cell>
        </table:table-row>
        <table:table-row table:style-name="ro2">
          <table:table-cell table:number-columns-repeated="2"/>
          <table:table-cell office:value-type="float" office:value="1778" calcext:value-type="float">
            <text:p>1778</text:p>
          </table:table-cell>
          <table:table-cell office:value-type="float" office:value="1789" calcext:value-type="float">
            <text:p>1789</text:p>
          </table:table-cell>
          <table:table-cell table:formula="of:=([.D37] - [.C37])" office:value-type="float" office:value="11" calcext:value-type="float">
            <text:p>11</text:p>
          </table:table-cell>
          <table:table-cell table:formula="of:=([.E37]/5)"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table:formula="of:=(25*3600/1760)/(([.E37]-1)/5)" office:value-type="float" office:value="25.5681818181818" calcext:value-type="float">
            <text:p>25.57</text:p>
          </table:table-cell>
          <table:table-cell table:formula="of:=(25*3600/1760)/[.F37]" office:value-type="float" office:value="23.2438016528926" calcext:value-type="float">
            <text:p>23.24</text:p>
          </table:table-cell>
          <table:table-cell table:formula="of:=(25*3600/1760)/(([.E37]+1)/5)" office:value-type="float" office:value="21.3068181818182" calcext:value-type="float">
            <text:p>21.3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7]-[.C31]))" office:value-type="float" office:value="355.731225296443" calcext:value-type="float">
            <text:p>355.7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7]*([.$C37]-[.$C32])*1760)/(24*60*60*2))" office:value-type="float" office:value="62.5" calcext:value-type="float">
            <text:p>62.50</text:p>
          </table:table-cell>
          <table:table-cell table:style-name="ce2" table:formula="of:=(([.I37]*([.$C37]-[.$C32])*1760)/(24*60*60*2))" office:value-type="float" office:value="56.8181818181818" calcext:value-type="float">
            <text:p>56.82</text:p>
          </table:table-cell>
          <table:table-cell table:style-name="ce2" table:formula="of:=(([.J37]*([.$C37]-[.$C32])*1760)/(24*60*60*2))" office:value-type="float" office:value="52.0833333333333" calcext:value-type="float">
            <text:p>52.08</text:p>
          </table:table-cell>
          <table:table-cell table:style-name="ce2" table:formula="of:=(((([.I37]*[.I37])/20)+([.I37]))/3)" office:value-type="float" office:value="16.7525058056144" calcext:value-type="float">
            <text:p>16.75</text:p>
          </table:table-cell>
          <table:table-cell table:style-name="ce2" table:formula="of:=((([.I37]*[.I37])/20)+([.I37]))" office:value-type="float" office:value="50.2575174168431" calcext:value-type="float">
            <text:p>50.26</text:p>
          </table:table-cell>
          <table:table-cell table:style-name="ce2" table:formula="of:=((MIN([.I33:.I37])*([.C37]-[.C32])*1760)/(24*60*60*5*2))" office:value-type="float" office:value="11.3636363636364" calcext:value-type="float">
            <text:p>11.36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7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office:value-type="float" office:value="1791" calcext:value-type="float">
            <text:p>1791</text:p>
          </table:table-cell>
          <table:table-cell office:value-type="float" office:value="1800" calcext:value-type="float">
            <text:p>1800</text:p>
          </table:table-cell>
          <table:table-cell table:formula="of:=([.D38] - [.C38])" office:value-type="float" office:value="9" calcext:value-type="float">
            <text:p>9</text:p>
          </table:table-cell>
          <table:table-cell table:formula="of:=([.E38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38]-1)/5)" office:value-type="float" office:value="31.9602272727273" calcext:value-type="float">
            <text:p>31.96</text:p>
          </table:table-cell>
          <table:table-cell table:formula="of:=(25*3600/1760)/[.F38]" office:value-type="float" office:value="28.4090909090909" calcext:value-type="float">
            <text:p>28.41</text:p>
          </table:table-cell>
          <table:table-cell table:formula="of:=(25*3600/1760)/(([.E3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8]-[.C32]))" office:value-type="float" office:value="355.731225296443" calcext:value-type="float">
            <text:p>355.7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8]*([.$C38]-[.$C33])*1760)/(24*60*60*2))" office:value-type="float" office:value="72.9166666666667" calcext:value-type="float">
            <text:p>72.92</text:p>
          </table:table-cell>
          <table:table-cell table:style-name="ce2" table:formula="of:=(([.I38]*([.$C38]-[.$C33])*1760)/(24*60*60*2))" office:value-type="float" office:value="64.8148148148148" calcext:value-type="float">
            <text:p>64.81</text:p>
          </table:table-cell>
          <table:table-cell table:style-name="ce2" table:formula="of:=(([.J38]*([.$C38]-[.$C33])*1760)/(24*60*60*2))" office:value-type="float" office:value="58.3333333333333" calcext:value-type="float">
            <text:p>58.33</text:p>
          </table:table-cell>
          <table:table-cell table:style-name="ce2" table:formula="of:=(((([.I38]*[.I38])/20)+([.I38]))/3)" office:value-type="float" office:value="22.9209710743802" calcext:value-type="float">
            <text:p>22.92</text:p>
          </table:table-cell>
          <table:table-cell table:style-name="ce2" table:formula="of:=((([.I38]*[.I38])/20)+([.I38]))" office:value-type="float" office:value="68.7629132231405" calcext:value-type="float">
            <text:p>68.76</text:p>
          </table:table-cell>
          <table:table-cell table:style-name="ce2" table:formula="of:=((MIN([.I34:.I38])*([.C38]-[.C33])*1760)/(24*60*60*5*2))" office:value-type="float" office:value="10.6060606060606" calcext:value-type="float">
            <text:p>10.6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8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office:value-type="float" office:value="1875" calcext:value-type="float">
            <text:p>1875</text:p>
          </table:table-cell>
          <table:table-cell office:value-type="float" office:value="1884" calcext:value-type="float">
            <text:p>1884</text:p>
          </table:table-cell>
          <table:table-cell table:formula="of:=([.D39] - [.C39])" office:value-type="float" office:value="9" calcext:value-type="float">
            <text:p>9</text:p>
          </table:table-cell>
          <table:table-cell table:formula="of:=([.E39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39]-1)/5)" office:value-type="float" office:value="31.9602272727273" calcext:value-type="float">
            <text:p>31.96</text:p>
          </table:table-cell>
          <table:table-cell table:formula="of:=(25*3600/1760)/[.F39]" office:value-type="float" office:value="28.4090909090909" calcext:value-type="float">
            <text:p>28.41</text:p>
          </table:table-cell>
          <table:table-cell table:formula="of:=(25*3600/1760)/(([.E39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39]-[.C33]))" office:value-type="float" office:value="292.207792207792" calcext:value-type="float">
            <text:p>292.2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9]*([.$C39]-[.$C34])*1760)/(24*60*60*2))" office:value-type="float" office:value="71.2890625" calcext:value-type="float">
            <text:p>71.29</text:p>
          </table:table-cell>
          <table:table-cell table:style-name="ce2" table:formula="of:=(([.I39]*([.$C39]-[.$C34])*1760)/(24*60*60*2))" office:value-type="float" office:value="63.3680555555555" calcext:value-type="float">
            <text:p>63.37</text:p>
          </table:table-cell>
          <table:table-cell table:style-name="ce2" table:formula="of:=(([.J39]*([.$C39]-[.$C34])*1760)/(24*60*60*2))" office:value-type="float" office:value="57.03125" calcext:value-type="float">
            <text:p>57.03</text:p>
          </table:table-cell>
          <table:table-cell table:style-name="ce2" table:formula="of:=(((([.I39]*[.I39])/20)+([.I39]))/3)" office:value-type="float" office:value="22.9209710743802" calcext:value-type="float">
            <text:p>22.92</text:p>
          </table:table-cell>
          <table:table-cell table:style-name="ce2" table:formula="of:=((([.I39]*[.I39])/20)+([.I39]))" office:value-type="float" office:value="68.7629132231405" calcext:value-type="float">
            <text:p>68.76</text:p>
          </table:table-cell>
          <table:table-cell table:style-name="ce2" table:formula="of:=((MIN([.I35:.I39])*([.C39]-[.C34])*1760)/(24*60*60*5*2))" office:value-type="float" office:value="10.3693181818182" calcext:value-type="float">
            <text:p>10.37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39]*3" office:value-type="float" office:value="876.623376623377" calcext:value-type="float">
            <text:p>876.623376623377</text:p>
          </table:table-cell>
        </table:table-row>
        <table:table-row table:style-name="ro2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058" calcext:value-type="float">
            <text:p>2058</text:p>
          </table:table-cell>
          <table:table-cell table:formula="of:=([.D40] - [.C40])" office:value-type="float" office:value="10" calcext:value-type="float">
            <text:p>10</text:p>
          </table:table-cell>
          <table:table-cell table:formula="of:=([.E40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0]-1)/5)" office:value-type="float" office:value="28.4090909090909" calcext:value-type="float">
            <text:p>28.41</text:p>
          </table:table-cell>
          <table:table-cell table:formula="of:=(25*3600/1760)/[.F40]" office:value-type="float" office:value="25.5681818181818" calcext:value-type="float">
            <text:p>25.57</text:p>
          </table:table-cell>
          <table:table-cell table:formula="of:=(25*3600/1760)/(([.E40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0]-[.C34]))" office:value-type="float" office:value="229.591836734694" calcext:value-type="float">
            <text:p>229.5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0]*([.$C40]-[.$C35])*1760)/(24*60*60*2))" office:value-type="float" office:value="80.7291666666667" calcext:value-type="float">
            <text:p>80.73</text:p>
          </table:table-cell>
          <table:table-cell table:style-name="ce2" table:formula="of:=(([.I40]*([.$C40]-[.$C35])*1760)/(24*60*60*2))" office:value-type="float" office:value="72.65625" calcext:value-type="float">
            <text:p>72.66</text:p>
          </table:table-cell>
          <table:table-cell table:style-name="ce2" table:formula="of:=(([.J40]*([.$C40]-[.$C35])*1760)/(24*60*60*2))" office:value-type="float" office:value="66.0511363636364" calcext:value-type="float">
            <text:p>66.05</text:p>
          </table:table-cell>
          <table:table-cell table:style-name="ce2" table:formula="of:=(((([.I40]*[.I40])/20)+([.I40]))/3)" office:value-type="float" office:value="19.4182592975207" calcext:value-type="float">
            <text:p>19.42</text:p>
          </table:table-cell>
          <table:table-cell table:style-name="ce2" table:formula="of:=((([.I40]*[.I40])/20)+([.I40]))" office:value-type="float" office:value="58.254777892562" calcext:value-type="float">
            <text:p>58.25</text:p>
          </table:table-cell>
          <table:table-cell table:style-name="ce2" table:formula="of:=((MIN([.I36:.I40])*([.C40]-[.C35])*1760)/(24*60*60*5*2))" office:value-type="float" office:value="13.2102272727273" calcext:value-type="float">
            <text:p>13.2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0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office:value-type="float" office:value="2120" calcext:value-type="float">
            <text:p>2120</text:p>
          </table:table-cell>
          <table:table-cell office:value-type="float" office:value="2128" calcext:value-type="float">
            <text:p>2128</text:p>
          </table:table-cell>
          <table:table-cell table:formula="of:=([.D41] - [.C41])" office:value-type="float" office:value="8" calcext:value-type="float">
            <text:p>8</text:p>
          </table:table-cell>
          <table:table-cell table:formula="of:=([.E41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41]-1)/5)" office:value-type="float" office:value="36.525974025974" calcext:value-type="float">
            <text:p>36.53</text:p>
          </table:table-cell>
          <table:table-cell table:formula="of:=(25*3600/1760)/[.F41]" office:value-type="float" office:value="31.9602272727273" calcext:value-type="float">
            <text:p>31.96</text:p>
          </table:table-cell>
          <table:table-cell table:formula="of:=(25*3600/1760)/(([.E41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1]-[.C35]))" office:value-type="float" office:value="256.410256410256" calcext:value-type="float">
            <text:p>256.4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1]*([.$C41]-[.$C36])*1760)/(24*60*60*2))" office:value-type="float" office:value="128.720238095238" calcext:value-type="float">
            <text:p>128.72</text:p>
          </table:table-cell>
          <table:table-cell table:style-name="ce2" table:formula="of:=(([.I41]*([.$C41]-[.$C36])*1760)/(24*60*60*2))" office:value-type="float" office:value="112.630208333333" calcext:value-type="float">
            <text:p>112.63</text:p>
          </table:table-cell>
          <table:table-cell table:style-name="ce2" table:formula="of:=(([.J41]*([.$C41]-[.$C36])*1760)/(24*60*60*2))" office:value-type="float" office:value="100.115740740741" calcext:value-type="float">
            <text:p>100.12</text:p>
          </table:table-cell>
          <table:table-cell table:style-name="ce2" table:formula="of:=(((([.I41]*[.I41])/20)+([.I41]))/3)" office:value-type="float" office:value="27.6776778796488" calcext:value-type="float">
            <text:p>27.68</text:p>
          </table:table-cell>
          <table:table-cell table:style-name="ce2" table:formula="of:=((([.I41]*[.I41])/20)+([.I41]))" office:value-type="float" office:value="83.0330336389463" calcext:value-type="float">
            <text:p>83.03</text:p>
          </table:table-cell>
          <table:table-cell table:style-name="ce2" table:formula="of:=((MIN([.I37:.I41])*([.C41]-[.C36])*1760)/(24*60*60*5*2))" office:value-type="float" office:value="16.3825757575758" calcext:value-type="float">
            <text:p>16.38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1]*3" office:value-type="float" office:value="769.230769230769" calcext:value-type="float">
            <text:p>769.230769230769</text:p>
          </table:table-cell>
        </table:table-row>
        <table:table-row table:style-name="ro2">
          <table:table-cell table:number-columns-repeated="2"/>
          <table:table-cell office:value-type="float" office:value="2166" calcext:value-type="float">
            <text:p>2166</text:p>
          </table:table-cell>
          <table:table-cell office:value-type="float" office:value="2175" calcext:value-type="float">
            <text:p>2175</text:p>
          </table:table-cell>
          <table:table-cell table:formula="of:=([.D42] - [.C42])" office:value-type="float" office:value="9" calcext:value-type="float">
            <text:p>9</text:p>
          </table:table-cell>
          <table:table-cell table:formula="of:=([.E42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2]-1)/5)" office:value-type="float" office:value="31.9602272727273" calcext:value-type="float">
            <text:p>31.96</text:p>
          </table:table-cell>
          <table:table-cell table:formula="of:=(25*3600/1760)/[.F42]" office:value-type="float" office:value="28.4090909090909" calcext:value-type="float">
            <text:p>28.41</text:p>
          </table:table-cell>
          <table:table-cell table:formula="of:=(25*3600/1760)/(([.E42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2]-[.C36]))" office:value-type="float" office:value="229.591836734694" calcext:value-type="float">
            <text:p>229.5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2]*([.$C42]-[.$C37])*1760)/(24*60*60*2))" office:value-type="float" office:value="126.302083333333" calcext:value-type="float">
            <text:p>126.30</text:p>
          </table:table-cell>
          <table:table-cell table:style-name="ce2" table:formula="of:=(([.I42]*([.$C42]-[.$C37])*1760)/(24*60*60*2))" office:value-type="float" office:value="112.268518518519" calcext:value-type="float">
            <text:p>112.27</text:p>
          </table:table-cell>
          <table:table-cell table:style-name="ce2" table:formula="of:=(([.J42]*([.$C42]-[.$C37])*1760)/(24*60*60*2))" office:value-type="float" office:value="101.041666666667" calcext:value-type="float">
            <text:p>101.04</text:p>
          </table:table-cell>
          <table:table-cell table:style-name="ce2" table:formula="of:=(((([.I42]*[.I42])/20)+([.I42]))/3)" office:value-type="float" office:value="22.9209710743802" calcext:value-type="float">
            <text:p>22.92</text:p>
          </table:table-cell>
          <table:table-cell table:style-name="ce2" table:formula="of:=((([.I42]*[.I42])/20)+([.I42]))" office:value-type="float" office:value="68.7629132231405" calcext:value-type="float">
            <text:p>68.76</text:p>
          </table:table-cell>
          <table:table-cell table:style-name="ce2" table:formula="of:=((MIN([.I38:.I42])*([.C42]-[.C37])*1760)/(24*60*60*5*2))" office:value-type="float" office:value="20.2083333333333" calcext:value-type="float">
            <text:p>20.2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2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2197" calcext:value-type="float">
            <text:p>2197</text:p>
          </table:table-cell>
          <table:table-cell table:formula="of:=([.D43] - [.C43])" office:value-type="float" office:value="9" calcext:value-type="float">
            <text:p>9</text:p>
          </table:table-cell>
          <table:table-cell table:formula="of:=([.E4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3]-1)/5)" office:value-type="float" office:value="31.9602272727273" calcext:value-type="float">
            <text:p>31.96</text:p>
          </table:table-cell>
          <table:table-cell table:formula="of:=(25*3600/1760)/[.F43]" office:value-type="float" office:value="28.4090909090909" calcext:value-type="float">
            <text:p>28.41</text:p>
          </table:table-cell>
          <table:table-cell table:formula="of:=(25*3600/1760)/(([.E4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3]-[.C37]))" office:value-type="float" office:value="219.512195121951" calcext:value-type="float">
            <text:p>219.5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3]*([.$C43]-[.$C38])*1760)/(24*60*60*2))" office:value-type="float" office:value="129.231770833333" calcext:value-type="float">
            <text:p>129.23</text:p>
          </table:table-cell>
          <table:table-cell table:style-name="ce2" table:formula="of:=(([.I43]*([.$C43]-[.$C38])*1760)/(24*60*60*2))" office:value-type="float" office:value="114.872685185185" calcext:value-type="float">
            <text:p>114.87</text:p>
          </table:table-cell>
          <table:table-cell table:style-name="ce2" table:formula="of:=(([.J43]*([.$C43]-[.$C38])*1760)/(24*60*60*2))" office:value-type="float" office:value="103.385416666667" calcext:value-type="float">
            <text:p>103.39</text:p>
          </table:table-cell>
          <table:table-cell table:style-name="ce2" table:formula="of:=(((([.I43]*[.I43])/20)+([.I43]))/3)" office:value-type="float" office:value="22.9209710743802" calcext:value-type="float">
            <text:p>22.92</text:p>
          </table:table-cell>
          <table:table-cell table:style-name="ce2" table:formula="of:=((([.I43]*[.I43])/20)+([.I43]))" office:value-type="float" office:value="68.7629132231405" calcext:value-type="float">
            <text:p>68.76</text:p>
          </table:table-cell>
          <table:table-cell table:style-name="ce2" table:formula="of:=((MIN([.I39:.I43])*([.C43]-[.C38])*1760)/(24*60*60*5*2))" office:value-type="float" office:value="20.6770833333333" calcext:value-type="float">
            <text:p>20.68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3]*3" office:value-type="float" office:value="658.536585365854" calcext:value-type="float">
            <text:p>658.536585365854</text:p>
          </table:table-cell>
        </table:table-row>
        <table:table-row table:style-name="ro2">
          <table:table-cell table:number-columns-repeated="2"/>
          <table:table-cell office:value-type="float" office:value="2357" calcext:value-type="float">
            <text:p>2357</text:p>
          </table:table-cell>
          <table:table-cell office:value-type="float" office:value="2365" calcext:value-type="float">
            <text:p>2365</text:p>
          </table:table-cell>
          <table:table-cell table:formula="of:=([.D44] - [.C44])" office:value-type="float" office:value="8" calcext:value-type="float">
            <text:p>8</text:p>
          </table:table-cell>
          <table:table-cell table:formula="of:=([.E44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44]-1)/5)" office:value-type="float" office:value="36.525974025974" calcext:value-type="float">
            <text:p>36.53</text:p>
          </table:table-cell>
          <table:table-cell table:formula="of:=(25*3600/1760)/[.F44]" office:value-type="float" office:value="31.9602272727273" calcext:value-type="float">
            <text:p>31.96</text:p>
          </table:table-cell>
          <table:table-cell table:formula="of:=(25*3600/1760)/(([.E44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4]-[.C38]))" office:value-type="float" office:value="159.010600706714" calcext:value-type="float">
            <text:p>159.0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4]*([.$C44]-[.$C39])*1760)/(24*60*60*2))" office:value-type="float" office:value="179.315476190476" calcext:value-type="float">
            <text:p>179.32</text:p>
          </table:table-cell>
          <table:table-cell table:style-name="ce2" table:formula="of:=(([.I44]*([.$C44]-[.$C39])*1760)/(24*60*60*2))" office:value-type="float" office:value="156.901041666667" calcext:value-type="float">
            <text:p>156.90</text:p>
          </table:table-cell>
          <table:table-cell table:style-name="ce2" table:formula="of:=(([.J44]*([.$C44]-[.$C39])*1760)/(24*60*60*2))" office:value-type="float" office:value="139.467592592593" calcext:value-type="float">
            <text:p>139.47</text:p>
          </table:table-cell>
          <table:table-cell table:style-name="ce2" table:formula="of:=(((([.I44]*[.I44])/20)+([.I44]))/3)" office:value-type="float" office:value="27.6776778796488" calcext:value-type="float">
            <text:p>27.68</text:p>
          </table:table-cell>
          <table:table-cell table:style-name="ce2" table:formula="of:=((([.I44]*[.I44])/20)+([.I44]))" office:value-type="float" office:value="83.0330336389463" calcext:value-type="float">
            <text:p>83.03</text:p>
          </table:table-cell>
          <table:table-cell table:style-name="ce2" table:formula="of:=((MIN([.I40:.I44])*([.C44]-[.C39])*1760)/(24*60*60*5*2))" office:value-type="float" office:value="25.1041666666667" calcext:value-type="float">
            <text:p>25.10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4]*3" office:value-type="float" office:value="477.031802120141" calcext:value-type="float">
            <text:p>477.031802120141</text:p>
          </table:table-cell>
        </table:table-row>
        <table:table-row table:style-name="ro2"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2513" calcext:value-type="float">
            <text:p>2513</text:p>
          </table:table-cell>
          <table:table-cell table:formula="of:=([.D45] - [.C45])" office:value-type="float" office:value="9" calcext:value-type="float">
            <text:p>9</text:p>
          </table:table-cell>
          <table:table-cell table:formula="of:=([.E45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45]-1)/5)" office:value-type="float" office:value="31.9602272727273" calcext:value-type="float">
            <text:p>31.96</text:p>
          </table:table-cell>
          <table:table-cell table:formula="of:=(25*3600/1760)/[.F45]" office:value-type="float" office:value="28.4090909090909" calcext:value-type="float">
            <text:p>28.41</text:p>
          </table:table-cell>
          <table:table-cell table:formula="of:=(25*3600/1760)/(([.E45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5]-[.C39]))" office:value-type="float" office:value="143.08426073132" calcext:value-type="float">
            <text:p>143.0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5]*([.$C45]-[.$C40])*1760)/(24*60*60*2))" office:value-type="float" office:value="148.4375" calcext:value-type="float">
            <text:p>148.44</text:p>
          </table:table-cell>
          <table:table-cell table:style-name="ce2" table:formula="of:=(([.I45]*([.$C45]-[.$C40])*1760)/(24*60*60*2))" office:value-type="float" office:value="131.944444444444" calcext:value-type="float">
            <text:p>131.94</text:p>
          </table:table-cell>
          <table:table-cell table:style-name="ce2" table:formula="of:=(([.J45]*([.$C45]-[.$C40])*1760)/(24*60*60*2))" office:value-type="float" office:value="118.75" calcext:value-type="float">
            <text:p>118.75</text:p>
          </table:table-cell>
          <table:table-cell table:style-name="ce2" table:formula="of:=(((([.I45]*[.I45])/20)+([.I45]))/3)" office:value-type="float" office:value="22.9209710743802" calcext:value-type="float">
            <text:p>22.92</text:p>
          </table:table-cell>
          <table:table-cell table:style-name="ce2" table:formula="of:=((([.I45]*[.I45])/20)+([.I45]))" office:value-type="float" office:value="68.7629132231405" calcext:value-type="float">
            <text:p>68.76</text:p>
          </table:table-cell>
          <table:table-cell table:style-name="ce2" table:formula="of:=((MIN([.I41:.I45])*([.C45]-[.C40])*1760)/(24*60*60*5*2))" office:value-type="float" office:value="26.3888888888889" calcext:value-type="float">
            <text:p>26.39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5]*3" office:value-type="float" office:value="429.252782193959" calcext:value-type="float">
            <text:p>429.252782193959</text:p>
          </table:table-cell>
        </table:table-row>
        <table:table-row table:style-name="ro2">
          <table:table-cell table:number-columns-repeated="2"/>
          <table:table-cell office:value-type="float" office:value="2516" calcext:value-type="float">
            <text:p>2516</text:p>
          </table:table-cell>
          <table:table-cell office:value-type="float" office:value="2524" calcext:value-type="float">
            <text:p>2524</text:p>
          </table:table-cell>
          <table:table-cell table:formula="of:=([.D46] - [.C46])" office:value-type="float" office:value="8" calcext:value-type="float">
            <text:p>8</text:p>
          </table:table-cell>
          <table:table-cell table:formula="of:=([.E46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46]-1)/5)" office:value-type="float" office:value="36.525974025974" calcext:value-type="float">
            <text:p>36.53</text:p>
          </table:table-cell>
          <table:table-cell table:formula="of:=(25*3600/1760)/[.F46]" office:value-type="float" office:value="31.9602272727273" calcext:value-type="float">
            <text:p>31.96</text:p>
          </table:table-cell>
          <table:table-cell table:formula="of:=(25*3600/1760)/(([.E46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6]-[.C40]))" office:value-type="float" office:value="192.307692307692" calcext:value-type="float">
            <text:p>192.3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6]*([.$C46]-[.$C41])*1760)/(24*60*60*2))" office:value-type="float" office:value="147.321428571429" calcext:value-type="float">
            <text:p>147.32</text:p>
          </table:table-cell>
          <table:table-cell table:style-name="ce2" table:formula="of:=(([.I46]*([.$C46]-[.$C41])*1760)/(24*60*60*2))" office:value-type="float" office:value="128.90625" calcext:value-type="float">
            <text:p>128.91</text:p>
          </table:table-cell>
          <table:table-cell table:style-name="ce2" table:formula="of:=(([.J46]*([.$C46]-[.$C41])*1760)/(24*60*60*2))" office:value-type="float" office:value="114.583333333333" calcext:value-type="float">
            <text:p>114.58</text:p>
          </table:table-cell>
          <table:table-cell table:style-name="ce2" table:formula="of:=(((([.I46]*[.I46])/20)+([.I46]))/3)" office:value-type="float" office:value="27.6776778796488" calcext:value-type="float">
            <text:p>27.68</text:p>
          </table:table-cell>
          <table:table-cell table:style-name="ce2" table:formula="of:=((([.I46]*[.I46])/20)+([.I46]))" office:value-type="float" office:value="83.0330336389463" calcext:value-type="float">
            <text:p>83.03</text:p>
          </table:table-cell>
          <table:table-cell table:style-name="ce2" table:formula="of:=((MIN([.I42:.I46])*([.C46]-[.C41])*1760)/(24*60*60*5*2))" office:value-type="float" office:value="22.9166666666667" calcext:value-type="float">
            <text:p>22.92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6]*3" office:value-type="float" office:value="576.923076923077" calcext:value-type="float">
            <text:p>576.923076923077</text:p>
          </table:table-cell>
        </table:table-row>
        <table:table-row table:style-name="ro2">
          <table:table-cell table:number-columns-repeated="2"/>
          <table:table-cell office:value-type="float" office:value="2533" calcext:value-type="float">
            <text:p>2533</text:p>
          </table:table-cell>
          <table:table-cell office:value-type="float" office:value="2543" calcext:value-type="float">
            <text:p>2543</text:p>
          </table:table-cell>
          <table:table-cell table:formula="of:=([.D47] - [.C47])" office:value-type="float" office:value="10" calcext:value-type="float">
            <text:p>10</text:p>
          </table:table-cell>
          <table:table-cell table:formula="of:=([.E47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7]-1)/5)" office:value-type="float" office:value="28.4090909090909" calcext:value-type="float">
            <text:p>28.41</text:p>
          </table:table-cell>
          <table:table-cell table:formula="of:=(25*3600/1760)/[.F47]" office:value-type="float" office:value="25.5681818181818" calcext:value-type="float">
            <text:p>25.57</text:p>
          </table:table-cell>
          <table:table-cell table:formula="of:=(25*3600/1760)/(([.E47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7]-[.C41]))" office:value-type="float" office:value="217.917675544794" calcext:value-type="float">
            <text:p>217.9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7]*([.$C47]-[.$C42])*1760)/(24*60*60*2))" office:value-type="float" office:value="106.19212962963" calcext:value-type="float">
            <text:p>106.19</text:p>
          </table:table-cell>
          <table:table-cell table:style-name="ce2" table:formula="of:=(([.I47]*([.$C47]-[.$C42])*1760)/(24*60*60*2))" office:value-type="float" office:value="95.5729166666667" calcext:value-type="float">
            <text:p>95.57</text:p>
          </table:table-cell>
          <table:table-cell table:style-name="ce2" table:formula="of:=(([.J47]*([.$C47]-[.$C42])*1760)/(24*60*60*2))" office:value-type="float" office:value="86.8844696969697" calcext:value-type="float">
            <text:p>86.88</text:p>
          </table:table-cell>
          <table:table-cell table:style-name="ce2" table:formula="of:=(((([.I47]*[.I47])/20)+([.I47]))/3)" office:value-type="float" office:value="19.4182592975207" calcext:value-type="float">
            <text:p>19.42</text:p>
          </table:table-cell>
          <table:table-cell table:style-name="ce2" table:formula="of:=((([.I47]*[.I47])/20)+([.I47]))" office:value-type="float" office:value="58.254777892562" calcext:value-type="float">
            <text:p>58.25</text:p>
          </table:table-cell>
          <table:table-cell table:style-name="ce2" table:formula="of:=((MIN([.I43:.I47])*([.C47]-[.C42])*1760)/(24*60*60*5*2))" office:value-type="float" office:value="19.1145833333333" calcext:value-type="float">
            <text:p>19.1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7]*3" office:value-type="float" office:value="653.753026634383" calcext:value-type="float">
            <text:p>653.753026634383</text:p>
          </table:table-cell>
        </table:table-row>
        <table:table-row table:style-name="ro2">
          <table:table-cell table:number-columns-repeated="2"/>
          <table:table-cell office:value-type="float" office:value="2548" calcext:value-type="float">
            <text:p>2548</text:p>
          </table:table-cell>
          <table:table-cell office:value-type="float" office:value="2557" calcext:value-type="float">
            <text:p>2557</text:p>
          </table:table-cell>
          <table:table-cell table:formula="of:=([.D48] - [.C48])" office:value-type="float" office:value="9" calcext:value-type="float">
            <text:p>9</text:p>
          </table:table-cell>
          <table:table-cell table:formula="of:=([.E48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8]-1)/5)" office:value-type="float" office:value="31.9602272727273" calcext:value-type="float">
            <text:p>31.96</text:p>
          </table:table-cell>
          <table:table-cell table:formula="of:=(25*3600/1760)/[.F48]" office:value-type="float" office:value="28.4090909090909" calcext:value-type="float">
            <text:p>28.41</text:p>
          </table:table-cell>
          <table:table-cell table:formula="of:=(25*3600/1760)/(([.E4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8]-[.C42]))" office:value-type="float" office:value="235.602094240838" calcext:value-type="float">
            <text:p>235.6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8]*([.$C48]-[.$C43])*1760)/(24*60*60*2))" office:value-type="float" office:value="117.1875" calcext:value-type="float">
            <text:p>117.19</text:p>
          </table:table-cell>
          <table:table-cell table:style-name="ce2" table:formula="of:=(([.I48]*([.$C48]-[.$C43])*1760)/(24*60*60*2))" office:value-type="float" office:value="104.166666666667" calcext:value-type="float">
            <text:p>104.17</text:p>
          </table:table-cell>
          <table:table-cell table:style-name="ce2" table:formula="of:=(([.J48]*([.$C48]-[.$C43])*1760)/(24*60*60*2))" office:value-type="float" office:value="93.75" calcext:value-type="float">
            <text:p>93.75</text:p>
          </table:table-cell>
          <table:table-cell table:style-name="ce2" table:formula="of:=(((([.I48]*[.I48])/20)+([.I48]))/3)" office:value-type="float" office:value="22.9209710743802" calcext:value-type="float">
            <text:p>22.92</text:p>
          </table:table-cell>
          <table:table-cell table:style-name="ce2" table:formula="of:=((([.I48]*[.I48])/20)+([.I48]))" office:value-type="float" office:value="68.7629132231405" calcext:value-type="float">
            <text:p>68.76</text:p>
          </table:table-cell>
          <table:table-cell table:style-name="ce2" table:formula="of:=((MIN([.I44:.I48])*([.C48]-[.C43])*1760)/(24*60*60*5*2))" office:value-type="float" office:value="18.75" calcext:value-type="float">
            <text:p>18.75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8]*3" office:value-type="float" office:value="706.806282722513" calcext:value-type="float">
            <text:p>706.806282722513</text:p>
          </table:table-cell>
        </table:table-row>
        <table:table-row table:style-name="ro2"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2566" calcext:value-type="float">
            <text:p>2566</text:p>
          </table:table-cell>
          <table:table-cell table:formula="of:=([.D49] - [.C49])" office:value-type="float" office:value="10" calcext:value-type="float">
            <text:p>10</text:p>
          </table:table-cell>
          <table:table-cell table:formula="of:=([.E49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9]-1)/5)" office:value-type="float" office:value="28.4090909090909" calcext:value-type="float">
            <text:p>28.41</text:p>
          </table:table-cell>
          <table:table-cell table:formula="of:=(25*3600/1760)/[.F49]" office:value-type="float" office:value="25.5681818181818" calcext:value-type="float">
            <text:p>25.57</text:p>
          </table:table-cell>
          <table:table-cell table:formula="of:=(25*3600/1760)/(([.E49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49]-[.C43]))" office:value-type="float" office:value="244.565217391304" calcext:value-type="float">
            <text:p>244.5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9]*([.$C49]-[.$C44])*1760)/(24*60*60*2))" office:value-type="float" office:value="57.5810185185185" calcext:value-type="float">
            <text:p>57.58</text:p>
          </table:table-cell>
          <table:table-cell table:style-name="ce2" table:formula="of:=(([.I49]*([.$C49]-[.$C44])*1760)/(24*60*60*2))" office:value-type="float" office:value="51.8229166666667" calcext:value-type="float">
            <text:p>51.82</text:p>
          </table:table-cell>
          <table:table-cell table:style-name="ce2" table:formula="of:=(([.J49]*([.$C49]-[.$C44])*1760)/(24*60*60*2))" office:value-type="float" office:value="47.1117424242424" calcext:value-type="float">
            <text:p>47.11</text:p>
          </table:table-cell>
          <table:table-cell table:style-name="ce2" table:formula="of:=(((([.I49]*[.I49])/20)+([.I49]))/3)" office:value-type="float" office:value="19.4182592975207" calcext:value-type="float">
            <text:p>19.42</text:p>
          </table:table-cell>
          <table:table-cell table:style-name="ce2" table:formula="of:=((([.I49]*[.I49])/20)+([.I49]))" office:value-type="float" office:value="58.254777892562" calcext:value-type="float">
            <text:p>58.25</text:p>
          </table:table-cell>
          <table:table-cell table:style-name="ce2" table:formula="of:=((MIN([.I45:.I49])*([.C49]-[.C44])*1760)/(24*60*60*5*2))" office:value-type="float" office:value="10.3645833333333" calcext:value-type="float">
            <text:p>10.36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49]*3" office:value-type="float" office:value="733.695652173913" calcext:value-type="float">
            <text:p>733.695652173913</text:p>
          </table:table-cell>
        </table:table-row>
        <table:table-row table:style-name="ro2">
          <table:table-cell table:number-columns-repeated="2"/>
          <table:table-cell office:value-type="float" office:value="2726" calcext:value-type="float">
            <text:p>2726</text:p>
          </table:table-cell>
          <table:table-cell office:value-type="float" office:value="2736" calcext:value-type="float">
            <text:p>2736</text:p>
          </table:table-cell>
          <table:table-cell table:formula="of:=([.D50] - [.C50])" office:value-type="float" office:value="10" calcext:value-type="float">
            <text:p>10</text:p>
          </table:table-cell>
          <table:table-cell table:formula="of:=([.E50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0]-1)/5)" office:value-type="float" office:value="28.4090909090909" calcext:value-type="float">
            <text:p>28.41</text:p>
          </table:table-cell>
          <table:table-cell table:formula="of:=(25*3600/1760)/[.F50]" office:value-type="float" office:value="25.5681818181818" calcext:value-type="float">
            <text:p>25.57</text:p>
          </table:table-cell>
          <table:table-cell table:formula="of:=(25*3600/1760)/(([.E50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0]-[.C44]))" office:value-type="float" office:value="243.90243902439" calcext:value-type="float">
            <text:p>243.9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0]*([.$C50]-[.$C45])*1760)/(24*60*60*2))" office:value-type="float" office:value="64.2361111111111" calcext:value-type="float">
            <text:p>64.24</text:p>
          </table:table-cell>
          <table:table-cell table:style-name="ce2" table:formula="of:=(([.I50]*([.$C50]-[.$C45])*1760)/(24*60*60*2))" office:value-type="float" office:value="57.8125" calcext:value-type="float">
            <text:p>57.81</text:p>
          </table:table-cell>
          <table:table-cell table:style-name="ce2" table:formula="of:=(([.J50]*([.$C50]-[.$C45])*1760)/(24*60*60*2))" office:value-type="float" office:value="52.5568181818182" calcext:value-type="float">
            <text:p>52.56</text:p>
          </table:table-cell>
          <table:table-cell table:style-name="ce2" table:formula="of:=(((([.I50]*[.I50])/20)+([.I50]))/3)" office:value-type="float" office:value="19.4182592975207" calcext:value-type="float">
            <text:p>19.42</text:p>
          </table:table-cell>
          <table:table-cell table:style-name="ce2" table:formula="of:=((([.I50]*[.I50])/20)+([.I50]))" office:value-type="float" office:value="58.254777892562" calcext:value-type="float">
            <text:p>58.25</text:p>
          </table:table-cell>
          <table:table-cell table:style-name="ce2" table:formula="of:=((MIN([.I46:.I50])*([.C50]-[.C45])*1760)/(24*60*60*5*2))" office:value-type="float" office:value="11.5625" calcext:value-type="float">
            <text:p>11.56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0]*3" office:value-type="float" office:value="731.707317073171" calcext:value-type="float">
            <text:p>731.707317073171</text:p>
          </table:table-cell>
        </table:table-row>
        <table:table-row table:style-name="ro2"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2824" calcext:value-type="float">
            <text:p>2824</text:p>
          </table:table-cell>
          <table:table-cell table:formula="of:=([.D51] - [.C51])" office:value-type="float" office:value="9" calcext:value-type="float">
            <text:p>9</text:p>
          </table:table-cell>
          <table:table-cell table:formula="of:=([.E51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51]-1)/5)" office:value-type="float" office:value="31.9602272727273" calcext:value-type="float">
            <text:p>31.96</text:p>
          </table:table-cell>
          <table:table-cell table:formula="of:=(25*3600/1760)/[.F51]" office:value-type="float" office:value="28.4090909090909" calcext:value-type="float">
            <text:p>28.41</text:p>
          </table:table-cell>
          <table:table-cell table:formula="of:=(25*3600/1760)/(([.E51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1]-[.C45]))" office:value-type="float" office:value="289.389067524116" calcext:value-type="float">
            <text:p>289.3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1]*([.$C51]-[.$C46])*1760)/(24*60*60*2))" office:value-type="float" office:value="97.3307291666667" calcext:value-type="float">
            <text:p>97.33</text:p>
          </table:table-cell>
          <table:table-cell table:style-name="ce2" table:formula="of:=(([.I51]*([.$C51]-[.$C46])*1760)/(24*60*60*2))" office:value-type="float" office:value="86.5162037037037" calcext:value-type="float">
            <text:p>86.52</text:p>
          </table:table-cell>
          <table:table-cell table:style-name="ce2" table:formula="of:=(([.J51]*([.$C51]-[.$C46])*1760)/(24*60*60*2))" office:value-type="float" office:value="77.8645833333333" calcext:value-type="float">
            <text:p>77.86</text:p>
          </table:table-cell>
          <table:table-cell table:style-name="ce2" table:formula="of:=(((([.I51]*[.I51])/20)+([.I51]))/3)" office:value-type="float" office:value="22.9209710743802" calcext:value-type="float">
            <text:p>22.92</text:p>
          </table:table-cell>
          <table:table-cell table:style-name="ce2" table:formula="of:=((([.I51]*[.I51])/20)+([.I51]))" office:value-type="float" office:value="68.7629132231405" calcext:value-type="float">
            <text:p>68.76</text:p>
          </table:table-cell>
          <table:table-cell table:style-name="ce2" table:formula="of:=((MIN([.I47:.I51])*([.C51]-[.C46])*1760)/(24*60*60*5*2))" office:value-type="float" office:value="15.5729166666667" calcext:value-type="float">
            <text:p>15.57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1]*3" office:value-type="float" office:value="868.167202572347" calcext:value-type="float">
            <text:p>868.167202572347</text:p>
          </table:table-cell>
        </table:table-row>
        <table:table-row table:style-name="ro2">
          <table:table-cell table:number-columns-repeated="2"/>
          <table:table-cell office:value-type="float" office:value="2860" calcext:value-type="float">
            <text:p>2860</text:p>
          </table:table-cell>
          <table:table-cell office:value-type="float" office:value="2866" calcext:value-type="float">
            <text:p>2866</text:p>
          </table:table-cell>
          <table:table-cell table:formula="of:=([.D52] - [.C52])" office:value-type="float" office:value="6" calcext:value-type="float">
            <text:p>6</text:p>
          </table:table-cell>
          <table:table-cell table:formula="of:=([.E52]/5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table:formula="of:=(25*3600/1760)/(([.E52]-1)/5)" office:value-type="float" office:value="51.1363636363636" calcext:value-type="float">
            <text:p>51.14</text:p>
          </table:table-cell>
          <table:table-cell table:formula="of:=(25*3600/1760)/[.F52]" office:value-type="float" office:value="42.6136363636364" calcext:value-type="float">
            <text:p>42.61</text:p>
          </table:table-cell>
          <table:table-cell table:formula="of:=(25*3600/1760)/(([.E52]+1)/5)" office:value-type="float" office:value="36.525974025974" calcext:value-type="float">
            <text:p>36.5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2]-[.C46]))" office:value-type="float" office:value="261.627906976744" calcext:value-type="float">
            <text:p>261.6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2]*([.$C52]-[.$C47])*1760)/(24*60*60*2))" office:value-type="float" office:value="170.3125" calcext:value-type="float">
            <text:p>170.31</text:p>
          </table:table-cell>
          <table:table-cell table:style-name="ce2" table:formula="of:=(([.I52]*([.$C52]-[.$C47])*1760)/(24*60*60*2))" office:value-type="float" office:value="141.927083333333" calcext:value-type="float">
            <text:p>141.93</text:p>
          </table:table-cell>
          <table:table-cell table:style-name="ce2" table:formula="of:=(([.J52]*([.$C52]-[.$C47])*1760)/(24*60*60*2))" office:value-type="float" office:value="121.651785714286" calcext:value-type="float">
            <text:p>121.65</text:p>
          </table:table-cell>
          <table:table-cell table:style-name="ce2" table:formula="of:=(((([.I52]*[.I52])/20)+([.I52]))/3)" office:value-type="float" office:value="44.4699121900826" calcext:value-type="float">
            <text:p>44.47</text:p>
          </table:table-cell>
          <table:table-cell table:style-name="ce2" table:formula="of:=((([.I52]*[.I52])/20)+([.I52]))" office:value-type="float" office:value="133.409736570248" calcext:value-type="float">
            <text:p>133.41</text:p>
          </table:table-cell>
          <table:table-cell table:style-name="ce2" table:formula="of:=((MIN([.I48:.I52])*([.C52]-[.C47])*1760)/(24*60*60*5*2))" office:value-type="float" office:value="17.03125" calcext:value-type="float">
            <text:p>17.03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2]*3" office:value-type="float" office:value="784.883720930233" calcext:value-type="float">
            <text:p>784.883720930233</text:p>
          </table:table-cell>
        </table:table-row>
        <table:table-row table:style-name="ro2">
          <table:table-cell table:number-columns-repeated="2"/>
          <table:table-cell office:value-type="float" office:value="2888" calcext:value-type="float">
            <text:p>2888</text:p>
          </table:table-cell>
          <table:table-cell office:value-type="float" office:value="2897" calcext:value-type="float">
            <text:p>2897</text:p>
          </table:table-cell>
          <table:table-cell table:formula="of:=([.D53] - [.C53])" office:value-type="float" office:value="9" calcext:value-type="float">
            <text:p>9</text:p>
          </table:table-cell>
          <table:table-cell table:formula="of:=([.E5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53]-1)/5)" office:value-type="float" office:value="31.9602272727273" calcext:value-type="float">
            <text:p>31.96</text:p>
          </table:table-cell>
          <table:table-cell table:formula="of:=(25*3600/1760)/[.F53]" office:value-type="float" office:value="28.4090909090909" calcext:value-type="float">
            <text:p>28.41</text:p>
          </table:table-cell>
          <table:table-cell table:formula="of:=(25*3600/1760)/(([.E5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3]-[.C47]))" office:value-type="float" office:value="253.521126760563" calcext:value-type="float">
            <text:p>253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3]*([.$C53]-[.$C48])*1760)/(24*60*60*2))" office:value-type="float" office:value="110.677083333333" calcext:value-type="float">
            <text:p>110.68</text:p>
          </table:table-cell>
          <table:table-cell table:style-name="ce2" table:formula="of:=(([.I53]*([.$C53]-[.$C48])*1760)/(24*60*60*2))" office:value-type="float" office:value="98.3796296296296" calcext:value-type="float">
            <text:p>98.38</text:p>
          </table:table-cell>
          <table:table-cell table:style-name="ce2" table:formula="of:=(([.J53]*([.$C53]-[.$C48])*1760)/(24*60*60*2))" office:value-type="float" office:value="88.5416666666667" calcext:value-type="float">
            <text:p>88.54</text:p>
          </table:table-cell>
          <table:table-cell table:style-name="ce2" table:formula="of:=(((([.I53]*[.I53])/20)+([.I53]))/3)" office:value-type="float" office:value="22.9209710743802" calcext:value-type="float">
            <text:p>22.92</text:p>
          </table:table-cell>
          <table:table-cell table:style-name="ce2" table:formula="of:=((([.I53]*[.I53])/20)+([.I53]))" office:value-type="float" office:value="68.7629132231405" calcext:value-type="float">
            <text:p>68.76</text:p>
          </table:table-cell>
          <table:table-cell table:style-name="ce2" table:formula="of:=((MIN([.I49:.I53])*([.C53]-[.C48])*1760)/(24*60*60*5*2))" office:value-type="float" office:value="17.7083333333333" calcext:value-type="float">
            <text:p>17.7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3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office:value-type="float" office:value="2897" calcext:value-type="float">
            <text:p>2897</text:p>
          </table:table-cell>
          <table:table-cell office:value-type="float" office:value="2907" calcext:value-type="float">
            <text:p>2907</text:p>
          </table:table-cell>
          <table:table-cell table:formula="of:=([.D54] - [.C54])" office:value-type="float" office:value="10" calcext:value-type="float">
            <text:p>10</text:p>
          </table:table-cell>
          <table:table-cell table:formula="of:=([.E54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4]-1)/5)" office:value-type="float" office:value="28.4090909090909" calcext:value-type="float">
            <text:p>28.41</text:p>
          </table:table-cell>
          <table:table-cell table:formula="of:=(25*3600/1760)/[.F54]" office:value-type="float" office:value="25.5681818181818" calcext:value-type="float">
            <text:p>25.57</text:p>
          </table:table-cell>
          <table:table-cell table:formula="of:=(25*3600/1760)/(([.E54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4]-[.C48]))" office:value-type="float" office:value="257.879656160458" calcext:value-type="float">
            <text:p>257.8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4]*([.$C54]-[.$C49])*1760)/(24*60*60*2))" office:value-type="float" office:value="98.6689814814815" calcext:value-type="float">
            <text:p>98.67</text:p>
          </table:table-cell>
          <table:table-cell table:style-name="ce2" table:formula="of:=(([.I54]*([.$C54]-[.$C49])*1760)/(24*60*60*2))" office:value-type="float" office:value="88.8020833333333" calcext:value-type="float">
            <text:p>88.80</text:p>
          </table:table-cell>
          <table:table-cell table:style-name="ce2" table:formula="of:=(([.J54]*([.$C54]-[.$C49])*1760)/(24*60*60*2))" office:value-type="float" office:value="80.7291666666667" calcext:value-type="float">
            <text:p>80.73</text:p>
          </table:table-cell>
          <table:table-cell table:style-name="ce2" table:formula="of:=(((([.I54]*[.I54])/20)+([.I54]))/3)" office:value-type="float" office:value="19.4182592975207" calcext:value-type="float">
            <text:p>19.42</text:p>
          </table:table-cell>
          <table:table-cell table:style-name="ce2" table:formula="of:=((([.I54]*[.I54])/20)+([.I54]))" office:value-type="float" office:value="58.254777892562" calcext:value-type="float">
            <text:p>58.25</text:p>
          </table:table-cell>
          <table:table-cell table:style-name="ce2" table:formula="of:=((MIN([.I32:.I54])*([.C54]-[.C31])*1760)/(24*60*60*5*2))" office:value-type="float" office:value="64.9621212121212" calcext:value-type="float">
            <text:p>64.96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4]*3" office:value-type="float" office:value="773.638968481375" calcext:value-type="float">
            <text:p>773.638968481375</text:p>
          </table:table-cell>
        </table:table-row>
        <table:table-row table:style-name="ro2">
          <table:table-cell table:number-columns-repeated="2"/>
          <table:table-cell office:value-type="float" office:value="2911" calcext:value-type="float">
            <text:p>2911</text:p>
          </table:table-cell>
          <table:table-cell office:value-type="float" office:value="2920" calcext:value-type="float">
            <text:p>2920</text:p>
          </table:table-cell>
          <table:table-cell table:formula="of:=([.D55] - [.C55])" office:value-type="float" office:value="9" calcext:value-type="float">
            <text:p>9</text:p>
          </table:table-cell>
          <table:table-cell table:formula="of:=([.E55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55]-1)/5)" office:value-type="float" office:value="31.9602272727273" calcext:value-type="float">
            <text:p>31.96</text:p>
          </table:table-cell>
          <table:table-cell table:formula="of:=(25*3600/1760)/[.F55]" office:value-type="float" office:value="28.4090909090909" calcext:value-type="float">
            <text:p>28.41</text:p>
          </table:table-cell>
          <table:table-cell table:formula="of:=(25*3600/1760)/(([.E55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5]-[.C49]))" office:value-type="float" office:value="253.521126760563" calcext:value-type="float">
            <text:p>253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5]*([.$C55]-[.$C50])*1760)/(24*60*60*2))" office:value-type="float" office:value="60.2213541666667" calcext:value-type="float">
            <text:p>60.22</text:p>
          </table:table-cell>
          <table:table-cell table:style-name="ce2" table:formula="of:=(([.I55]*([.$C55]-[.$C50])*1760)/(24*60*60*2))" office:value-type="float" office:value="53.5300925925926" calcext:value-type="float">
            <text:p>53.53</text:p>
          </table:table-cell>
          <table:table-cell table:style-name="ce2" table:formula="of:=(([.J55]*([.$C55]-[.$C50])*1760)/(24*60*60*2))" office:value-type="float" office:value="48.1770833333333" calcext:value-type="float">
            <text:p>48.18</text:p>
          </table:table-cell>
          <table:table-cell table:style-name="ce2" table:formula="of:=(((([.I55]*[.I55])/20)+([.I55]))/3)" office:value-type="float" office:value="22.9209710743802" calcext:value-type="float">
            <text:p>22.92</text:p>
          </table:table-cell>
          <table:table-cell table:style-name="ce2" table:formula="of:=((([.I55]*[.I55])/20)+([.I55]))" office:value-type="float" office:value="68.7629132231405" calcext:value-type="float">
            <text:p>68.76</text:p>
          </table:table-cell>
          <table:table-cell table:style-name="ce2" table:formula="of:=((MIN([.I33:.I55])*([.C55]-[.C32])*1760)/(24*60*60*5*2))" office:value-type="float" office:value="65.0094696969697" calcext:value-type="float">
            <text:p>65.01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5]*3" office:value-type="float" office:value="760.56338028169" calcext:value-type="float">
            <text:p>760.56338028169</text:p>
          </table:table-cell>
        </table:table-row>
        <table:table-row table:style-name="ro2">
          <table:table-cell table:number-columns-repeated="2"/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table:formula="of:=([.D56] - [.C56])" office:value-type="float" office:value="10" calcext:value-type="float">
            <text:p>10</text:p>
          </table:table-cell>
          <table:table-cell table:formula="of:=([.E5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56]-1)/5)" office:value-type="float" office:value="28.4090909090909" calcext:value-type="float">
            <text:p>28.41</text:p>
          </table:table-cell>
          <table:table-cell table:formula="of:=(25*3600/1760)/[.F56]" office:value-type="float" office:value="25.5681818181818" calcext:value-type="float">
            <text:p>25.57</text:p>
          </table:table-cell>
          <table:table-cell table:formula="of:=(25*3600/1760)/(([.E5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6]-[.C50]))" office:value-type="float" office:value="445.544554455446" calcext:value-type="float">
            <text:p>445.5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6]*([.$C56]-[.$C51])*1760)/(24*60*60*2))" office:value-type="float" office:value="32.6967592592593" calcext:value-type="float">
            <text:p>32.70</text:p>
          </table:table-cell>
          <table:table-cell table:style-name="ce2" table:formula="of:=(([.I56]*([.$C56]-[.$C51])*1760)/(24*60*60*2))" office:value-type="float" office:value="29.4270833333333" calcext:value-type="float">
            <text:p>29.43</text:p>
          </table:table-cell>
          <table:table-cell table:style-name="ce2" table:formula="of:=(([.J56]*([.$C56]-[.$C51])*1760)/(24*60*60*2))" office:value-type="float" office:value="26.7518939393939" calcext:value-type="float">
            <text:p>26.75</text:p>
          </table:table-cell>
          <table:table-cell table:style-name="ce2" table:formula="of:=(((([.I56]*[.I56])/20)+([.I56]))/3)" office:value-type="float" office:value="19.4182592975207" calcext:value-type="float">
            <text:p>19.42</text:p>
          </table:table-cell>
          <table:table-cell table:style-name="ce2" table:formula="of:=((([.I56]*[.I56])/20)+([.I56]))" office:value-type="float" office:value="58.254777892562" calcext:value-type="float">
            <text:p>58.25</text:p>
          </table:table-cell>
          <table:table-cell table:style-name="ce2" table:formula="of:=((MIN([.I34:.I56])*([.C56]-[.C33])*1760)/(24*60*60*5*2))" office:value-type="float" office:value="64.4412878787879" calcext:value-type="float">
            <text:p>64.44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6]*3" office:value-type="float" office:value="1336.63366336634" calcext:value-type="float">
            <text:p>1336.63366336634</text:p>
          </table:table-cell>
        </table:table-row>
        <table:table-row table:style-name="ro2">
          <table:table-cell table:number-columns-repeated="2"/>
          <table:table-cell office:value-type="float" office:value="2951" calcext:value-type="float">
            <text:p>2951</text:p>
          </table:table-cell>
          <table:table-cell office:value-type="float" office:value="2964" calcext:value-type="float">
            <text:p>2964</text:p>
          </table:table-cell>
          <table:table-cell table:formula="of:=([.D57] - [.C57])" office:value-type="float" office:value="13" calcext:value-type="float">
            <text:p>13</text:p>
          </table:table-cell>
          <table:table-cell table:formula="of:=([.E57]/5)" office:value-type="float" office:value="2.6" calcext:value-type="float">
            <text:p>2.60</text:p>
          </table:table-cell>
          <table:table-cell office:value-type="float" office:value="1" calcext:value-type="float">
            <text:p>1</text:p>
          </table:table-cell>
          <table:table-cell table:formula="of:=(25*3600/1760)/(([.E57]-1)/5)" office:value-type="float" office:value="21.3068181818182" calcext:value-type="float">
            <text:p>21.31</text:p>
          </table:table-cell>
          <table:table-cell table:formula="of:=(25*3600/1760)/[.F57]" office:value-type="float" office:value="19.6678321678322" calcext:value-type="float">
            <text:p>19.67</text:p>
          </table:table-cell>
          <table:table-cell table:formula="of:=(25*3600/1760)/(([.E57]+1)/5)" office:value-type="float" office:value="18.262987012987" calcext:value-type="float">
            <text:p>18.2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7]-[.C51]))" office:value-type="float" office:value="661.764705882353" calcext:value-type="float">
            <text:p>661.7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7]*([.$C57]-[.$C52])*1760)/(24*60*60*2))" office:value-type="float" office:value="19.7482638888889" calcext:value-type="float">
            <text:p>19.75</text:p>
          </table:table-cell>
          <table:table-cell table:style-name="ce2" table:formula="of:=(([.I57]*([.$C57]-[.$C52])*1760)/(24*60*60*2))" office:value-type="float" office:value="18.2291666666667" calcext:value-type="float">
            <text:p>18.23</text:p>
          </table:table-cell>
          <table:table-cell table:style-name="ce2" table:formula="of:=(([.J57]*([.$C57]-[.$C52])*1760)/(24*60*60*2))" office:value-type="float" office:value="16.9270833333333" calcext:value-type="float">
            <text:p>16.93</text:p>
          </table:table-cell>
          <table:table-cell table:style-name="ce2" table:formula="of:=(((([.I57]*[.I57])/20)+([.I57]))/3)" office:value-type="float" office:value="13.0030044256443" calcext:value-type="float">
            <text:p>13.00</text:p>
          </table:table-cell>
          <table:table-cell table:style-name="ce2" table:formula="of:=((([.I57]*[.I57])/20)+([.I57]))" office:value-type="float" office:value="39.0090132769329" calcext:value-type="float">
            <text:p>39.01</text:p>
          </table:table-cell>
          <table:table-cell table:style-name="ce2" table:formula="of:=((MIN([.I35:.I57])*([.C57]-[.C34])*1760)/(24*60*60*5*2))" office:value-type="float" office:value="51.8830128205128" calcext:value-type="float">
            <text:p>51.88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7]*3" office:value-type="float" office:value="1985.29411764706" calcext:value-type="float">
            <text:p>1985.29411764706</text:p>
          </table:table-cell>
        </table:table-row>
        <table:table-row table:style-name="ro2">
          <table:table-cell table:number-columns-repeated="2"/>
          <table:table-cell office:value-type="float" office:value="2954" calcext:value-type="float">
            <text:p>2954</text:p>
          </table:table-cell>
          <table:table-cell office:value-type="float" office:value="2964" calcext:value-type="float">
            <text:p>2964</text:p>
          </table:table-cell>
          <table:table-cell table:formula="of:=([.D58] - [.C58])" office:value-type="float" office:value="10" calcext:value-type="float">
            <text:p>10</text:p>
          </table:table-cell>
          <table:table-cell table:formula="of:=([.E58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8]-1)/5)" office:value-type="float" office:value="28.4090909090909" calcext:value-type="float">
            <text:p>28.41</text:p>
          </table:table-cell>
          <table:table-cell table:formula="of:=(25*3600/1760)/[.F58]" office:value-type="float" office:value="25.5681818181818" calcext:value-type="float">
            <text:p>25.57</text:p>
          </table:table-cell>
          <table:table-cell table:formula="of:=(25*3600/1760)/(([.E58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8]-[.C52]))" office:value-type="float" office:value="957.446808510638" calcext:value-type="float">
            <text:p>957.4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8]*([.$C58]-[.$C53])*1760)/(24*60*60*2))" office:value-type="float" office:value="19.0972222222222" calcext:value-type="float">
            <text:p>19.10</text:p>
          </table:table-cell>
          <table:table-cell table:style-name="ce2" table:formula="of:=(([.I58]*([.$C58]-[.$C53])*1760)/(24*60*60*2))" office:value-type="float" office:value="17.1875" calcext:value-type="float">
            <text:p>17.19</text:p>
          </table:table-cell>
          <table:table-cell table:style-name="ce2" table:formula="of:=(([.J58]*([.$C58]-[.$C53])*1760)/(24*60*60*2))" office:value-type="float" office:value="15.625" calcext:value-type="float">
            <text:p>15.63</text:p>
          </table:table-cell>
          <table:table-cell table:style-name="ce2" table:formula="of:=(((([.I58]*[.I58])/20)+([.I58]))/3)" office:value-type="float" office:value="19.4182592975207" calcext:value-type="float">
            <text:p>19.42</text:p>
          </table:table-cell>
          <table:table-cell table:style-name="ce2" table:formula="of:=((([.I58]*[.I58])/20)+([.I58]))" office:value-type="float" office:value="58.254777892562" calcext:value-type="float">
            <text:p>58.25</text:p>
          </table:table-cell>
          <table:table-cell table:style-name="ce2" table:formula="of:=((MIN([.I36:.I58])*([.C58]-[.C35])*1760)/(24*60*60*5*2))" office:value-type="float" office:value="47.4759615384615" calcext:value-type="float">
            <text:p>47.48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8]*3" office:value-type="float" office:value="2872.34042553191" calcext:value-type="float">
            <text:p>2872.34042553191</text:p>
          </table:table-cell>
        </table:table-row>
        <table:table-row table:style-name="ro2"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2974" calcext:value-type="float">
            <text:p>2974</text:p>
          </table:table-cell>
          <table:table-cell table:formula="of:=([.D59] - [.C59])" office:value-type="float" office:value="10" calcext:value-type="float">
            <text:p>10</text:p>
          </table:table-cell>
          <table:table-cell table:formula="of:=([.E59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9]-1)/5)" office:value-type="float" office:value="28.4090909090909" calcext:value-type="float">
            <text:p>28.41</text:p>
          </table:table-cell>
          <table:table-cell table:formula="of:=(25*3600/1760)/[.F59]" office:value-type="float" office:value="25.5681818181818" calcext:value-type="float">
            <text:p>25.57</text:p>
          </table:table-cell>
          <table:table-cell table:formula="of:=(25*3600/1760)/(([.E59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59]-[.C53]))" office:value-type="float" office:value="1184.21052631579" calcext:value-type="float">
            <text:p>1184.2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9]*([.$C59]-[.$C54])*1760)/(24*60*60*2))" office:value-type="float" office:value="19.3865740740741" calcext:value-type="float">
            <text:p>19.39</text:p>
          </table:table-cell>
          <table:table-cell table:style-name="ce2" table:formula="of:=(([.I59]*([.$C59]-[.$C54])*1760)/(24*60*60*2))" office:value-type="float" office:value="17.4479166666667" calcext:value-type="float">
            <text:p>17.45</text:p>
          </table:table-cell>
          <table:table-cell table:style-name="ce2" table:formula="of:=(([.J59]*([.$C59]-[.$C54])*1760)/(24*60*60*2))" office:value-type="float" office:value="15.8617424242424" calcext:value-type="float">
            <text:p>15.86</text:p>
          </table:table-cell>
          <table:table-cell table:style-name="ce2" table:formula="of:=(((([.I59]*[.I59])/20)+([.I59]))/3)" office:value-type="float" office:value="19.4182592975207" calcext:value-type="float">
            <text:p>19.42</text:p>
          </table:table-cell>
          <table:table-cell table:style-name="ce2" table:formula="of:=((([.I59]*[.I59])/20)+([.I59]))" office:value-type="float" office:value="58.254777892562" calcext:value-type="float">
            <text:p>58.25</text:p>
          </table:table-cell>
          <table:table-cell table:style-name="ce2" table:formula="of:=((MIN([.I37:.I59])*([.C59]-[.C36])*1760)/(24*60*60*5*2))" office:value-type="float" office:value="47.676282051282" calcext:value-type="float">
            <text:p>47.68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59]*3" office:value-type="float" office:value="3552.63157894737" calcext:value-type="float">
            <text:p>3552.63157894737</text:p>
          </table:table-cell>
        </table:table-row>
        <table:table-row table:style-name="ro2">
          <table:table-cell table:number-columns-repeated="2"/>
          <table:table-cell office:value-type="float" office:value="3020" calcext:value-type="float">
            <text:p>3020</text:p>
          </table:table-cell>
          <table:table-cell office:value-type="float" office:value="3028" calcext:value-type="float">
            <text:p>3028</text:p>
          </table:table-cell>
          <table:table-cell table:formula="of:=([.D60] - [.C60])" office:value-type="float" office:value="8" calcext:value-type="float">
            <text:p>8</text:p>
          </table:table-cell>
          <table:table-cell table:formula="of:=([.E60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60]-1)/5)" office:value-type="float" office:value="36.525974025974" calcext:value-type="float">
            <text:p>36.53</text:p>
          </table:table-cell>
          <table:table-cell table:formula="of:=(25*3600/1760)/[.F60]" office:value-type="float" office:value="31.9602272727273" calcext:value-type="float">
            <text:p>31.96</text:p>
          </table:table-cell>
          <table:table-cell table:formula="of:=(25*3600/1760)/(([.E60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7" table:formula="of:=(5*5*60*60)/(([.C60]-[.C54]))" office:value-type="float" office:value="731.707317073171" calcext:value-type="float">
            <text:p>731.7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60]*([.$C60]-[.$C55])*1760)/(24*60*60*2))" office:value-type="float" office:value="40.5505952380952" calcext:value-type="float">
            <text:p>40.55</text:p>
          </table:table-cell>
          <table:table-cell table:style-name="ce2" table:formula="of:=(([.I60]*([.$C60]-[.$C55])*1760)/(24*60*60*2))" office:value-type="float" office:value="35.4817708333333" calcext:value-type="float">
            <text:p>35.48</text:p>
          </table:table-cell>
          <table:table-cell table:style-name="ce2" table:formula="of:=(([.J60]*([.$C60]-[.$C55])*1760)/(24*60*60*2))" office:value-type="float" office:value="31.5393518518519" calcext:value-type="float">
            <text:p>31.54</text:p>
          </table:table-cell>
          <table:table-cell table:style-name="ce2" table:formula="of:=(((([.I60]*[.I60])/20)+([.I60]))/3)" office:value-type="float" office:value="27.6776778796488" calcext:value-type="float">
            <text:p>27.68</text:p>
          </table:table-cell>
          <table:table-cell table:style-name="ce2" table:formula="of:=((([.I60]*[.I60])/20)+([.I60]))" office:value-type="float" office:value="83.0330336389463" calcext:value-type="float">
            <text:p>83.03</text:p>
          </table:table-cell>
          <table:table-cell table:style-name="ce2" table:formula="of:=((MIN([.I38:.I60])*([.C60]-[.C37])*1760)/(24*60*60*5*2))" office:value-type="float" office:value="49.7596153846154" calcext:value-type="float">
            <text:p>49.76</text:p>
          </table:table-cell>
          <table:table-cell table:style-name="ce2" table:formula="of:=COUNT([.$K$10:.$K$60])*(6 * 2)" office:value-type="float" office:value="612" calcext:value-type="float">
            <text:p>612.00</text:p>
          </table:table-cell>
          <table:table-cell table:formula="of:=[.L60]*3" office:value-type="float" office:value="2195.12195121951" calcext:value-type="float">
            <text:p>2195.12195121951</text:p>
          </table:table-cell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288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5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64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table:style-name="ce5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32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18"/>
          <table:table-cell table:style-name="ce8" table:number-columns-repeated="2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2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2" table:number-columns-repeated="4"/>
          <table:table-cell table:number-columns-repeated="3"/>
        </table:table-row>
        <table:table-row table:style-name="ro1" table:number-rows-repeated="24">
          <table:table-cell table:number-columns-repeated="14"/>
          <table:table-cell table:style-name="ce2" table:number-columns-repeated="6"/>
          <table:table-cell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0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shapes>
          <draw:frame draw:z-index="0" draw:style-name="gr1" draw:text-style-name="P1" svg:width="307.32mm" svg:height="164.93mm" svg:x="44.73mm" svg:y="13.51mm">
            <loext:p draw:notify-on-update-of-ranges="Sheet1.H9:Sheet1.H9 Sheet1.H11:Sheet1.H37 Sheet1.I9:Sheet1.I9 Sheet1.I11:Sheet1.I37 Sheet1.J9:Sheet1.J9 Sheet1.J11:Sheet1.J37 Sheet1.K9:Sheet1.K9 Sheet1.K11:Sheet1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7" table:default-cell-style-name="Default"/>
        <table:table-row table:style-name="ro3">
          <table:table-cell/>
        </table:table-row>
      </table:table>
      <table:table table:name="Sheet3" table:style-name="ta1">
        <table:shapes>
          <draw:frame draw:z-index="0" draw:style-name="gr1" draw:text-style-name="P1" svg:width="359.32mm" svg:height="158.73mm" svg:x="26.75mm" svg:y="361.18mm">
            <loext:p draw:notify-on-update-of-ranges="Sheet1.U9:Sheet1.U9 Sheet1.U10:Sheet1.U60 Sheet1.T9:Sheet1.T9 Sheet1.T10:Sheet1.T60 Sheet1.M9:Sheet1.M9 Sheet1.M10:Sheet1.M60 Sheet1.L9:Sheet1.L9 Sheet1.L10:Sheet1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Sheet1.C10:Sheet1.C60 Sheet1.L9:Sheet1.L9 Sheet1.L10:Sheet1.L60 Sheet1.C10:Sheet1.C60 Sheet1.M9:Sheet1.M9 Sheet1.M10:Sheet1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4.87mm" svg:y="18.97mm">
            <loext:p draw:notify-on-update-of-ranges="Sheet1.M9:Sheet1.M9 Sheet1.M10:Sheet1.M60 Sheet1.L9:Sheet1.L9 Sheet1.L10:Sheet1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7" table:default-cell-style-name="Default"/>
        <table:table-row table:style-name="ro3">
          <table:table-cell/>
        </table:table-row>
      </table:table>
      <table:table table:name="Sheet4" table:style-name="ta1">
        <table:shapes>
          <draw:frame draw:z-index="0" draw:style-name="gr1" draw:text-style-name="P1" svg:width="405.76mm" svg:height="195.83mm" svg:x="16.14mm" svg:y="217.41mm">
            <loext:p draw:notify-on-update-of-ranges="Sheet1.Q9:Sheet1.Q9 Sheet1.Q10:Sheet1.Q60 Sheet1.P9:Sheet1.P9 Sheet1.P10:Sheet1.P60 Sheet1.O9:Sheet1.O9 Sheet1.O10:Sheet1.O60 Sheet1.N9:Sheet1.N9 Sheet1.N10:Sheet1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Sheet1.O9:Sheet1.O9 Sheet1.O10:Sheet1.O60 Sheet1.Q9:Sheet1.Q9 Sheet1.Q10:Sheet1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355.77mm" svg:height="190.18mm" svg:x="387.13mm" svg:y="652.99mm">
            <loext:p draw:notify-on-update-of-ranges="Sheet1.Q45:Sheet1.Q45 Sheet1.Q46:Sheet1.Q141 Sheet1.P45:Sheet1.P45 Sheet1.P46:Sheet1.P141 Sheet1.O45:Sheet1.O45 Sheet1.O46:Sheet1.O141 Sheet1.N45:Sheet1.N45 Sheet1.N46:Sheet1.N141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3" draw:style-name="gr1" draw:text-style-name="P1" svg:width="355.77mm" svg:height="190.18mm" svg:x="388.44mm" svg:y="863.69mm">
            <loext:p draw:notify-on-update-of-ranges="Sheet1.Q45:Sheet1.Q45 Sheet1.Q270:Sheet1.Q327 Sheet1.N45:Sheet1.N45 Sheet1.N270:Sheet1.N327 Sheet1.O45:Sheet1.O45 Sheet1.O270:Sheet1.O327 Sheet1.P45:Sheet1.P45 Sheet1.P270:Sheet1.P32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355.77mm" svg:height="190.18mm" svg:x="24.12mm" svg:y="641.34mm">
            <loext:p draw:notify-on-update-of-ranges="Sheet1.Q45:Sheet1.Q45 Sheet1.Q46:Sheet1.Q337 Sheet1.P45:Sheet1.P45 Sheet1.P46:Sheet1.P337 Sheet1.O45:Sheet1.O45 Sheet1.O46:Sheet1.O337 Sheet1.N45:Sheet1.N45 Sheet1.N46:Sheet1.N337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 style:data-style-name="N2" text:time-value="13:29:57.796317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14T14:39:58.256085013</dc:date>
    <meta:editing-duration>P2DT46M8S</meta:editing-duration>
    <meta:editing-cycles>56</meta:editing-cycles>
    <meta:generator>LibreOffice/5.0.2.2$Linux_X86_64 LibreOffice_project/00m0$Build-2</meta:generator>
    <meta:document-statistic meta:table-count="4" meta:cell-count="1020" meta:object-count="11"/>
    <meta:user-defined meta:name="qrichtext">1</meta:user-defined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38cm" svg:y="0.435cm" chart:style-name="ch2">
          <text:p>Open Traffic Survey - Time :  Date - Speed of vehicles</text:p>
        </chart:title>
        <chart:subtitle svg:x="4.796cm" svg:y="2.256cm" chart:style-name="ch3">
          <text:p>Speed of vehicles measured over 10 minute Sample</text:p>
        </chart:subtitle>
        <chart:legend svg:x="18.74cm" svg:y="1.598cm" style:legend-expansion="custom" chartooo:width="6.364cm" chartooo:height="3.542cm" style:legend-expansion-aspect-ratio="1.79672501411632" chart:style-name="ch4"/>
        <chart:plot-area chart:style-name="ch5" table:cell-range-address="Sheet1.H9:Sheet1.K9 Sheet1.H11:Sheet1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Sheet1.H11:Sheet1.H37" chart:label-cell-address="Sheet1.H9:Sheet1.H9" chart:class="chart:line">
            <chart:data-point chart:repeated="27"/>
          </chart:series>
          <chart:series chart:style-name="ch12" chart:values-cell-range-address="Sheet1.I11:Sheet1.I37" chart:label-cell-address="Sheet1.I9:Sheet1.I9" chart:class="chart:line">
            <chart:data-point chart:repeated="27"/>
          </chart:series>
          <chart:series chart:style-name="ch13" chart:values-cell-range-address="Sheet1.J11:Sheet1.J37" chart:label-cell-address="Sheet1.J9:Sheet1.J9" chart:class="chart:line">
            <chart:data-point chart:repeated="27"/>
          </chart:series>
          <chart:series chart:style-name="ch14" chart:values-cell-range-address="Sheet1.K11:Sheet1.K37" chart:label-cell-address="Sheet1.K9:Sheet1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1 Frame</text:p>
                <draw:g>
                  <svg:desc>Sheet1.H9:Sheet1.H9</svg:desc>
                </draw:g>
              </table:table-cell>
              <table:table-cell office:value-type="string">
                <text:p>Vehicle Speed MPH over 25yds</text:p>
                <draw:g>
                  <svg:desc>Sheet1.I9:Sheet1.I9</svg:desc>
                </draw:g>
              </table:table-cell>
              <table:table-cell office:value-type="string">
                <text:p>Err + 1 Frame</text:p>
                <draw:g>
                  <svg:desc>Sheet1.J9:Sheet1.J9</svg:desc>
                </draw:g>
              </table:table-cell>
              <table:table-cell office:value-type="string">
                <text:p>Average Speed of All – MPH</text:p>
                <draw:g>
                  <svg:desc>Sheet1.K9:Sheet1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Sheet1.H11:Sheet1.H37</svg:desc>
                </draw:g>
              </table:table-cell>
              <table:table-cell office:value-type="float" office:value="12.7840909090909">
                <text:p>12.7840909090909</text:p>
                <draw:g>
                  <svg:desc>Sheet1.I11:Sheet1.I37</svg:desc>
                </draw:g>
              </table:table-cell>
              <table:table-cell office:value-type="float" office:value="12.1753246753247">
                <text:p>12.1753246753247</text:p>
                <draw:g>
                  <svg:desc>Sheet1.J11:Sheet1.J37</svg:desc>
                </draw:g>
              </table:table-cell>
              <table:table-cell office:value-type="float" office:value="29.1689287762149">
                <text:p>29.1689287762149</text:p>
                <draw:g>
                  <svg:desc>Sheet1.K11:Sheet1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Sheet1.T9:Sheet1.U60 Sheet1.L9:Sheet1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Sheet1.U10:Sheet1.U60" chart:label-cell-address="Sheet1.U9:Sheet1.U9" chart:class="chart:line">
            <chart:data-point chart:repeated="51"/>
          </chart:series>
          <chart:series chart:style-name="ch11" chart:values-cell-range-address="Sheet1.T10:Sheet1.T60" chart:label-cell-address="Sheet1.T9:Sheet1.T9" chart:class="chart:line">
            <chart:data-point chart:repeated="51"/>
          </chart:series>
          <chart:series chart:style-name="ch12" chart:values-cell-range-address="Sheet1.M10:Sheet1.M60" chart:label-cell-address="Sheet1.M9:Sheet1.M9" chart:class="chart:line">
            <chart:data-point chart:repeated="51"/>
          </chart:series>
          <chart:series chart:style-name="ch13" chart:values-cell-range-address="Sheet1.L10:Sheet1.L60" chart:label-cell-address="Sheet1.L9:Sheet1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chool Traffic</text:p>
                <draw:g>
                  <svg:desc>Sheet1.U9:Sheet1.U9</svg:desc>
                </draw:g>
              </table:table-cell>
              <table:table-cell office:value-type="string">
                <text:p>Vehicles per Hour – with Twice / X times  the Trafiic </text:p>
                <draw:g>
                  <svg:desc>Sheet1.T9:Sheet1.T9</svg:desc>
                </draw:g>
              </table:table-cell>
              <table:table-cell office:value-type="string">
                <text:p>Vehicles Per Hour (10min Avg)</text:p>
                <draw:g>
                  <svg:desc>Sheet1.M9:Sheet1.M9</svg:desc>
                </draw:g>
              </table:table-cell>
              <table:table-cell office:value-type="string">
                <text:p>Vehicles Per Hour (Each  last 5 cars)</text:p>
                <draw:g>
                  <svg:desc>Sheet1.L9:Sheet1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U10:Sheet1.U60</svg:desc>
                </draw:g>
              </table:table-cell>
              <table:table-cell office:value-type="float" office:value="612">
                <text:p>612</text:p>
                <draw:g>
                  <svg:desc>Sheet1.T10:Sheet1.T60</svg:desc>
                </draw:g>
              </table:table-cell>
              <table:table-cell office:value-type="float" office:value="306">
                <text:p>306</text:p>
                <draw:g>
                  <svg:desc>Sheet1.M10:Sheet1.M60</svg:desc>
                </draw:g>
              </table:table-cell>
              <table:table-cell office:value-type="float" office:value="NaN">
                <text:p>NaN</text:p>
                <draw:g>
                  <svg:desc>Sheet1.L10:Sheet1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412844036697">
                <text:p>495.41284403669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075785582255">
                <text:p>499.07578558225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.346820809249">
                <text:p>780.34682080924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801652892562">
                <text:p>743.80165289256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824524312896">
                <text:p>570.8245243128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.189944134078">
                <text:p>754.18994413407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9.810426540284">
                <text:p>639.81042654028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.934306569343">
                <text:p>656.93430656934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8.375733855186">
                <text:p>528.37573385518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3.601462522852">
                <text:p>493.60146252285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596837944664">
                <text:p>533.59683794466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.896551724138">
                <text:p>581.89655172413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.235294117647">
                <text:p>588.2352941176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.307692307692">
                <text:p>692.30769230769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0">
                <text:p>1350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5.03759398496">
                <text:p>1015.037593984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.872611464968">
                <text:p>859.8726114649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8.46153846154">
                <text:p>1038.461538461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.623376623377">
                <text:p>876.6233766233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.230769230769">
                <text:p>769.2307692307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8.536585365854">
                <text:p>658.5365853658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7.031802120141">
                <text:p>477.03180212014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.252782193959">
                <text:p>429.25278219395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923076923077">
                <text:p>576.92307692307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.753026634383">
                <text:p>653.75302663438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6.806282722513">
                <text:p>706.8062827225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3.695652173913">
                <text:p>733.69565217391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.167202572347">
                <text:p>868.1672025723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4.883720930233">
                <text:p>784.8837209302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.638968481375">
                <text:p>773.63896848137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0.56338028169">
                <text:p>760.5633802816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6.63366336634">
                <text:p>1336.6336633663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5.29411764706">
                <text:p>1985.2941176470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2.34042553191">
                <text:p>2872.3404255319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2.63157894737">
                <text:p>3552.631578947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5.12195121951">
                <text:p>2195.1219512195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6.495cm" svg:y="3.72cm" style:legend-expansion="custom" chartooo:width="9.649cm" chartooo:height="2.35cm" style:legend-expansion-aspect-ratio="4.10595744680851" chart:style-name="ch4"/>
        <chart:plot-area chart:style-name="ch5" table:cell-range-address="Sheet1.N9:Sheet1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10:Sheet1.Q60" chart:label-cell-address="Sheet1.Q9:Sheet1.Q9" chart:class="chart:bar">
            <chart:data-point chart:repeated="51"/>
          </chart:series>
          <chart:series chart:style-name="ch13" chart:values-cell-range-address="Sheet1.P10:Sheet1.P60" chart:label-cell-address="Sheet1.P9:Sheet1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Sheet1.O10:Sheet1.O60" chart:label-cell-address="Sheet1.O9:Sheet1.O9" chart:class="chart:bar">
            <chart:data-point chart:repeated="51"/>
          </chart:series>
          <chart:series chart:style-name="ch16" chart:values-cell-range-address="Sheet1.N10:Sheet1.N60" chart:label-cell-address="Sheet1.N9:Sheet1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Sheet1.Q9:Sheet1.Q9</svg:desc>
                </draw:g>
              </table:table-cell>
              <table:table-cell office:value-type="string">
                <text:p>Distance between Vehicles Error + 1 frames</text:p>
                <draw:g>
                  <svg:desc>Sheet1.P9:Sheet1.P9</svg:desc>
                </draw:g>
              </table:table-cell>
              <table:table-cell office:value-type="string">
                <text:p>Distance between vehicles (yds) avg last 5 Vehicles</text:p>
                <draw:g>
                  <svg:desc>Sheet1.O9:Sheet1.O9</svg:desc>
                </draw:g>
              </table:table-cell>
              <table:table-cell office:value-type="string">
                <text:p>Distance between Vehicles Error – 1 frames</text:p>
                <draw:g>
                  <svg:desc>Sheet1.N9:Sheet1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Sheet1.Q10:Sheet1.Q60</svg:desc>
                </draw:g>
              </table:table-cell>
              <table:table-cell office:value-type="float" office:value="NaN">
                <text:p>NaN</text:p>
                <draw:g>
                  <svg:desc>Sheet1.P10:Sheet1.P60</svg:desc>
                </draw:g>
              </table:table-cell>
              <table:table-cell office:value-type="float" office:value="NaN">
                <text:p>NaN</text:p>
                <draw:g>
                  <svg:desc>Sheet1.O10:Sheet1.O60</svg:desc>
                </draw:g>
              </table:table-cell>
              <table:table-cell office:value-type="float" office:value="NaN">
                <text:p>NaN</text:p>
                <draw:g>
                  <svg:desc>Sheet1.N10:Sheet1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7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0 1 2" chart:style-name="ch1">
        <chart:title svg:x="11.969cm" svg:y="0.516cm" chart:style-name="ch2">
          <text:p>Average distance between vehicles -19th May 2015 - B </text:p>
        </chart:title>
        <chart:subtitle svg:x="13.179cm" svg:y="1.727cm" chart:style-name="ch3">
          <text:p>Compared to safe stop distance for the Vehicle speed</text:p>
        </chart:subtitle>
        <chart:legend svg:x="12.206cm" svg:y="3.759cm" style:legend-expansion="custom" chartooo:width="8.461cm" chartooo:height="2.283cm" style:legend-expansion-aspect-ratio="3.70608848007008" chart:style-name="ch4"/>
        <chart:plot-area chart:style-name="ch5" table:cell-range-address="Sheet1.N45:Sheet1.Q45 Sheet1.N270:Sheet1.Q327" chart:data-source-has-labels="row" svg:x="1.963cm" svg:y="2.572cm" svg:width="31.971cm" svg:height="15.419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2.572cm" svg:width="32.075cm" svg:height="14.95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694cm" svg:y="18.371cm" chart:style-name="ch7">
              <text:p>Vehicles Passing</text:p>
            </chart:title>
          </chart:axis>
          <chart:axis chart:dimension="y" chart:name="primary-y" chart:style-name="ch8">
            <chart:title svg:x="0.682cm" svg:y="13.141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270:Sheet1.Q327" chart:label-cell-address="Sheet1.Q45:Sheet1.Q45" chart:class="chart:bar">
            <chart:data-point chart:repeated="58"/>
          </chart:series>
          <chart:series chart:style-name="ch13" chart:values-cell-range-address="Sheet1.N270:Sheet1.N327" chart:label-cell-address="Sheet1.N45:Sheet1.N45" chart:class="chart:bar">
            <chart:data-point chart:repeated="58"/>
          </chart:series>
          <chart:series chart:style-name="ch14" chart:values-cell-range-address="Sheet1.O270:Sheet1.O327" chart:label-cell-address="Sheet1.O45:Sheet1.O45" chart:class="chart:bar">
            <chart:data-point chart:repeated="58"/>
          </chart:series>
          <chart:series chart:style-name="ch15" chart:values-cell-range-address="Sheet1.P270:Sheet1.P327" chart:label-cell-address="Sheet1.P45:Sheet1.P45" chart:class="chart:bar">
            <chart:data-point chart:repeated="5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Sheet1.Q45:Sheet1.Q45</svg:desc>
                </draw:g>
              </table:table-cell>
              <table:table-cell office:value-type="string">
                <text:p>148.44</text:p>
                <draw:g>
                  <svg:desc>Sheet1.N45:Sheet1.N45</svg:desc>
                </draw:g>
              </table:table-cell>
              <table:table-cell office:value-type="string">
                <text:p>131.94</text:p>
                <draw:g>
                  <svg:desc>Sheet1.O45:Sheet1.O45</svg:desc>
                </draw:g>
              </table:table-cell>
              <table:table-cell office:value-type="string">
                <text:p>118.75</text:p>
                <draw:g>
                  <svg:desc>Sheet1.P45:Sheet1.P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Q270:Sheet1.Q327</svg:desc>
                </draw:g>
              </table:table-cell>
              <table:table-cell office:value-type="float" office:value="NaN">
                <text:p>NaN</text:p>
                <draw:g>
                  <svg:desc>Sheet1.N270:Sheet1.N327</svg:desc>
                </draw:g>
              </table:table-cell>
              <table:table-cell office:value-type="float" office:value="NaN">
                <text:p>NaN</text:p>
                <draw:g>
                  <svg:desc>Sheet1.O270:Sheet1.O327</svg:desc>
                </draw:g>
              </table:table-cell>
              <table:table-cell office:value-type="float" office:value="NaN">
                <text:p>NaN</text:p>
                <draw:g>
                  <svg:desc>Sheet1.P270:Sheet1.P3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3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Oldham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Sheet1.O9:Sheet1.O60 Sheet1.Q9:Sheet1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Sheet1.O10:Sheet1.O60" chart:label-cell-address="Sheet1.O9:Sheet1.O9" chart:class="chart:bar">
            <chart:data-point chart:repeated="51"/>
          </chart:series>
          <chart:series chart:style-name="ch12" chart:values-cell-range-address="Sheet1.Q10:Sheet1.Q60" chart:label-cell-address="Sheet1.Q9:Sheet1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Sheet1.O9:Sheet1.O9</svg:desc>
                </draw:g>
              </table:table-cell>
              <table:table-cell office:value-type="string">
                <text:p>Safe Stop Distance For Speed -Yds</text:p>
                <draw:g>
                  <svg:desc>Sheet1.Q9:Sheet1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O10:Sheet1.O60</svg:desc>
                </draw:g>
              </table:table-cell>
              <table:table-cell office:value-type="float" office:value="34.4111043177602">
                <text:p>34.4111043177602</text:p>
                <draw:g>
                  <svg:desc>Sheet1.Q10:Sheet1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25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1.385cm" svg:y="0.516cm" chart:style-name="ch2">
          <text:p>Average distance between last 5 vehicles -19th May 2015 - A </text:p>
        </chart:title>
        <chart:subtitle svg:x="16.5cm" svg:y="2.054cm" chart:style-name="ch3">
          <text:p>Compared to safe stop distance for the Vehicle speed</text:p>
        </chart:subtitle>
        <chart:legend svg:x="17.66cm" svg:y="2.886cm" style:legend-expansion="custom" chartooo:width="8.461cm" chartooo:height="2.283cm" style:legend-expansion-aspect-ratio="3.70608848007008" chart:style-name="ch4"/>
        <chart:plot-area chart:style-name="ch5" table:cell-range-address="Sheet1.N45:Sheet1.Q141" chart:data-source-has-labels="row" svg:x="0.984cm" svg:y="1.564cm" svg:width="33.432cm" svg:height="16.95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1.487cm" svg:width="32.074cm" svg:height="16.0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446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46:Sheet1.Q141" chart:label-cell-address="Sheet1.Q45:Sheet1.Q45" chart:class="chart:bar">
            <chart:data-point chart:repeated="96"/>
          </chart:series>
          <chart:series chart:style-name="ch13" chart:values-cell-range-address="Sheet1.P46:Sheet1.P141" chart:label-cell-address="Sheet1.P45:Sheet1.P45" chart:class="chart:bar">
            <chart:data-point chart:repeated="96"/>
          </chart:series>
          <chart:series chart:style-name="ch14" chart:values-cell-range-address="Sheet1.O46:Sheet1.O141" chart:label-cell-address="Sheet1.O45:Sheet1.O45" chart:class="chart:bar">
            <chart:data-point chart:repeated="96"/>
          </chart:series>
          <chart:series chart:style-name="ch15" chart:values-cell-range-address="Sheet1.N46:Sheet1.N141" chart:label-cell-address="Sheet1.N45:Sheet1.N45" chart:class="chart:bar">
            <chart:data-point chart:repeated="9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Sheet1.Q45:Sheet1.Q45</svg:desc>
                </draw:g>
              </table:table-cell>
              <table:table-cell office:value-type="string">
                <text:p>118.75</text:p>
                <draw:g>
                  <svg:desc>Sheet1.P45:Sheet1.P45</svg:desc>
                </draw:g>
              </table:table-cell>
              <table:table-cell office:value-type="string">
                <text:p>131.94</text:p>
                <draw:g>
                  <svg:desc>Sheet1.O45:Sheet1.O45</svg:desc>
                </draw:g>
              </table:table-cell>
              <table:table-cell office:value-type="string">
                <text:p>148.44</text:p>
                <draw:g>
                  <svg:desc>Sheet1.N45:Sheet1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Sheet1.Q46:Sheet1.Q141</svg:desc>
                </draw:g>
              </table:table-cell>
              <table:table-cell office:value-type="float" office:value="114.583333333333">
                <text:p>114.583333333333</text:p>
                <draw:g>
                  <svg:desc>Sheet1.P46:Sheet1.P141</svg:desc>
                </draw:g>
              </table:table-cell>
              <table:table-cell office:value-type="float" office:value="128.90625">
                <text:p>128.90625</text:p>
                <draw:g>
                  <svg:desc>Sheet1.O46:Sheet1.O141</svg:desc>
                </draw:g>
              </table:table-cell>
              <table:table-cell office:value-type="float" office:value="147.321428571429">
                <text:p>147.321428571429</text:p>
                <draw:g>
                  <svg:desc>Sheet1.N46:Sheet1.N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0.64cm" svg:y="0.516cm" chart:style-name="ch2">
          <text:p>Traffic Survey Time : Date Average distance between last 5 vehicles  </text:p>
        </chart:title>
        <chart:subtitle svg:x="13.479cm" svg:y="1.987cm" chart:style-name="ch3">
          <text:p>Compared to safe stop distance for the Vehicle speed</text:p>
        </chart:subtitle>
        <chart:legend svg:x="12.862cm" svg:y="3.684cm" style:legend-expansion="custom" chartooo:width="8.461cm" chartooo:height="2.283cm" style:legend-expansion-aspect-ratio="3.70608848007008" chart:style-name="ch4"/>
        <chart:plot-area chart:style-name="ch5" table:cell-range-address="Sheet1.N45:Sheet1.Q337" chart:data-source-has-labels="row" svg:x="0.588cm" svg:y="1.604cm" svg:width="33.431cm" svg:height="16.853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47cm" svg:y="1.528cm" svg:width="32.072cm" svg:height="16.0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049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Sheet1.Q46:Sheet1.Q337" chart:label-cell-address="Sheet1.Q45:Sheet1.Q45" chart:class="chart:bar">
            <chart:data-point chart:repeated="292"/>
          </chart:series>
          <chart:series chart:style-name="ch13" chart:values-cell-range-address="Sheet1.P46:Sheet1.P337" chart:label-cell-address="Sheet1.P45:Sheet1.P45" chart:class="chart:bar">
            <chart:data-point chart:repeated="292"/>
          </chart:series>
          <chart:series chart:style-name="ch14" chart:values-cell-range-address="Sheet1.O46:Sheet1.O337" chart:label-cell-address="Sheet1.O45:Sheet1.O45" chart:class="chart:bar">
            <chart:data-point chart:repeated="292"/>
          </chart:series>
          <chart:series chart:style-name="ch15" chart:values-cell-range-address="Sheet1.N46:Sheet1.N337" chart:label-cell-address="Sheet1.N45:Sheet1.N45" chart:class="chart:bar">
            <chart:data-point chart:repeated="29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Sheet1.Q45:Sheet1.Q45</svg:desc>
                </draw:g>
              </table:table-cell>
              <table:table-cell office:value-type="string">
                <text:p>118.75</text:p>
                <draw:g>
                  <svg:desc>Sheet1.P45:Sheet1.P45</svg:desc>
                </draw:g>
              </table:table-cell>
              <table:table-cell office:value-type="string">
                <text:p>131.94</text:p>
                <draw:g>
                  <svg:desc>Sheet1.O45:Sheet1.O45</svg:desc>
                </draw:g>
              </table:table-cell>
              <table:table-cell office:value-type="string">
                <text:p>148.44</text:p>
                <draw:g>
                  <svg:desc>Sheet1.N45:Sheet1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Sheet1.Q46:Sheet1.Q337</svg:desc>
                </draw:g>
              </table:table-cell>
              <table:table-cell office:value-type="float" office:value="114.583333333333">
                <text:p>114.583333333333</text:p>
                <draw:g>
                  <svg:desc>Sheet1.P46:Sheet1.P337</svg:desc>
                </draw:g>
              </table:table-cell>
              <table:table-cell office:value-type="float" office:value="128.90625">
                <text:p>128.90625</text:p>
                <draw:g>
                  <svg:desc>Sheet1.O46:Sheet1.O337</svg:desc>
                </draw:g>
              </table:table-cell>
              <table:table-cell office:value-type="float" office:value="147.321428571429">
                <text:p>147.321428571429</text:p>
                <draw:g>
                  <svg:desc>Sheet1.N46:Sheet1.N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Sheet1.C10:Sheet1.C60 Sheet1.L9:Sheet1.M60" chart:data-source-has-labels="row" svg:x="0.552cm" svg:y="2.206cm" svg:width="34.447cm" svg:height="12.402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Sheet1.L10:Sheet1.L60" chart:label-cell-address="Sheet1.L9:Sheet1.L9" chart:class="chart:scatter">
            <chart:domain table:cell-range-address="Sheet1.C10:Sheet1.C60"/>
            <chart:data-point chart:repeated="51"/>
          </chart:series>
          <chart:series chart:style-name="ch12" chart:values-cell-range-address="Sheet1.M10:Sheet1.M60" chart:label-cell-address="Sheet1.M9:Sheet1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Sheet1.L9:Sheet1.L9</svg:desc>
                </draw:g>
              </table:table-cell>
              <table:table-cell office:value-type="string">
                <text:p>Vehicles Per Hour (10min Avg)</text:p>
                <draw:g>
                  <svg:desc>Sheet1.M9:Sheet1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Sheet1.C10:Sheet1.C60</svg:desc>
                </draw:g>
              </table:table-cell>
              <table:table-cell office:value-type="float" office:value="NaN">
                <text:p>NaN</text:p>
                <draw:g>
                  <svg:desc>Sheet1.L10:Sheet1.L60</svg:desc>
                </draw:g>
              </table:table-cell>
              <table:table-cell office:value-type="float" office:value="306">
                <text:p>306</text:p>
                <draw:g>
                  <svg:desc>Sheet1.M10:Sheet1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166.358595194085">
                <text:p>166.3585951940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260.115606936416">
                <text:p>260.1156069364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247.933884297521">
                <text:p>247.9338842975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190.274841437632">
                <text:p>190.2748414376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251.396648044693">
                <text:p>251.3966480446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213.270142180095">
                <text:p>213.2701421800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218.978102189781">
                <text:p>218.9781021897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176.125244618395">
                <text:p>176.1252446183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164.533820840951">
                <text:p>164.533820840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77.865612648221">
                <text:p>177.8656126482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193.965517241379">
                <text:p>193.9655172413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196.078431372549">
                <text:p>196.078431372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375">
                <text:p>3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450">
                <text:p>4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338.345864661654">
                <text:p>338.3458646616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86.624203821656">
                <text:p>286.6242038216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292.207792207792">
                <text:p>292.2077922077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256.410256410256">
                <text:p>256.4102564102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219.512195121951">
                <text:p>219.512195121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159.010600706714">
                <text:p>159.0106007067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143.08426073132">
                <text:p>143.084260731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192.307692307692">
                <text:p>192.3076923076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235.602094240838">
                <text:p>235.602094240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244.565217391304">
                <text:p>244.565217391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243.90243902439">
                <text:p>243.902439024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289.389067524116">
                <text:p>289.3890675241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257.879656160458">
                <text:p>257.8796561604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445.544554455446">
                <text:p>445.5445544554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661.764705882353">
                <text:p>661.7647058823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957.446808510638">
                <text:p>957.446808510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1184.21052631579">
                <text:p>1184.21052631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Sheet1.I45:Sheet1.I337 Sheet1.K45:Sheet1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Sheet1.I46:Sheet1.I337" chart:label-cell-address="Sheet1.I45:Sheet1.I45" chart:class="chart:line">
            <chart:data-point chart:repeated="292"/>
          </chart:series>
          <chart:series chart:style-name="ch11" chart:values-cell-range-address="Sheet1.K46:Sheet1.K337" chart:label-cell-address="Sheet1.K45:Sheet1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Sheet1.I45:Sheet1.I45</svg:desc>
                </draw:g>
              </table:table-cell>
              <table:table-cell office:value-type="string">
                <text:p>29.17</text:p>
                <draw:g>
                  <svg:desc>Sheet1.K45:Sheet1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Sheet1.I46:Sheet1.I337</svg:desc>
                </draw:g>
              </table:table-cell>
              <table:table-cell office:value-type="float" office:value="29.1689287762149">
                <text:p>29.1689287762149</text:p>
                <draw:g>
                  <svg:desc>Sheet1.K46:Sheet1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13cm" svg:y="0.478cm" chart:style-name="ch2">
          <text:p>19th May 2015 Hudds Rd - Speed of vehicles using more accurate speed calculations - with estimated error range</text:p>
        </chart:title>
        <chart:subtitle svg:x="11.968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Sheet1.H68:Sheet1.K68 Sheet1.H288:Sheet1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Sheet1.H288:Sheet1.H360" chart:label-cell-address="Sheet1.H68:Sheet1.H68" chart:class="chart:line">
            <chart:data-point chart:repeated="73"/>
          </chart:series>
          <chart:series chart:style-name="ch11" chart:values-cell-range-address="Sheet1.I288:Sheet1.I360" chart:label-cell-address="Sheet1.I68:Sheet1.I68" chart:class="chart:line">
            <chart:data-point chart:repeated="73"/>
          </chart:series>
          <chart:series chart:style-name="ch12" chart:values-cell-range-address="Sheet1.J288:Sheet1.J360" chart:label-cell-address="Sheet1.J68:Sheet1.J68" chart:class="chart:line">
            <chart:data-point chart:repeated="73"/>
          </chart:series>
          <chart:series chart:style-name="ch13" chart:values-cell-range-address="Sheet1.K288:Sheet1.K360" chart:label-cell-address="Sheet1.K68:Sheet1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H68:Sheet1.H68</svg:desc>
                </draw:g>
              </table:table-cell>
              <table:table-cell office:value-type="string">
                <text:p/>
                <draw:g>
                  <svg:desc>Sheet1.I68:Sheet1.I68</svg:desc>
                </draw:g>
              </table:table-cell>
              <table:table-cell office:value-type="string">
                <text:p/>
                <draw:g>
                  <svg:desc>Sheet1.J68:Sheet1.J68</svg:desc>
                </draw:g>
              </table:table-cell>
              <table:table-cell office:value-type="string">
                <text:p/>
                <draw:g>
                  <svg:desc>Sheet1.K68:Sheet1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288:Sheet1.H360</svg:desc>
                </draw:g>
              </table:table-cell>
              <table:table-cell office:value-type="float" office:value="NaN">
                <text:p>NaN</text:p>
                <draw:g>
                  <svg:desc>Sheet1.I288:Sheet1.I360</svg:desc>
                </draw:g>
              </table:table-cell>
              <table:table-cell office:value-type="float" office:value="NaN">
                <text:p>NaN</text:p>
                <draw:g>
                  <svg:desc>Sheet1.J288:Sheet1.J360</svg:desc>
                </draw:g>
              </table:table-cell>
              <table:table-cell office:value-type="float" office:value="NaN">
                <text:p>NaN</text:p>
                <draw:g>
                  <svg:desc>Sheet1.K288:Sheet1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00" chart:interval-major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5.557cm" svg:y="2.034cm" style:legend-expansion="custom" chartooo:width="11.151cm" chartooo:height="5.512cm" style:legend-expansion-aspect-ratio="2.02304063860668" chart:style-name="ch3"/>
        <chart:plot-area chart:style-name="ch4" table:cell-range-address="Sheet1.L9:Sheet1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Sheet1.M10:Sheet1.M60" chart:label-cell-address="Sheet1.M9:Sheet1.M9" chart:class="chart:line">
            <chart:data-point chart:repeated="51"/>
          </chart:series>
          <chart:series chart:style-name="ch11" chart:values-cell-range-address="Sheet1.L10:Sheet1.L60" chart:label-cell-address="Sheet1.L9:Sheet1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Sheet1.M9:Sheet1.M9</svg:desc>
                </draw:g>
              </table:table-cell>
              <table:table-cell office:value-type="string">
                <text:p>Vehicles Per Hour (Each  last 5 cars)</text:p>
                <draw:g>
                  <svg:desc>Sheet1.L9:Sheet1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Sheet1.M10:Sheet1.M60</svg:desc>
                </draw:g>
              </table:table-cell>
              <table:table-cell office:value-type="float" office:value="NaN">
                <text:p>NaN</text:p>
                <draw:g>
                  <svg:desc>Sheet1.L10:Sheet1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